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fo:font-size="11pt" style:font-size-asian="11pt" style:font-size-complex="11pt"/>
    </style:style>
    <style:style style:name="P2" style:family="paragraph" style:parent-style-name="Title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Legend of Sleepy Hollow</text:p>
      <text:p text:style-name="Title">by Washington Irving</text:p>
      <text:p text:style-name="P2"/>
      <text:p text:style-name="P1"/>
      <text:p text:style-name="P1"/>
      <text:p text:style-name="P1">FOUND AMONG THE PAPERS OF THE LATE DIEDRICH KNICKERBOCKER.</text:p>
      <text:p text:style-name="P1"/>
      <text:p text:style-name="P1"/>
      <text:p text:style-name="P1"><text:s text:c="8"/>A pleasing land of drowsy head it was,</text:p>
      <text:p text:style-name="P1"><text:s text:c="10"/>Of dreams that wave before the half-shut eye;</text:p>
      <text:p text:style-name="P1"><text:s text:c="8"/>And of gay castles in the clouds that pass,</text:p>
      <text:p text:style-name="P1"><text:s text:c="10"/>Forever flushing round a summer sky.</text:p>
      <text:p text:style-name="P1"><text:s text:c="41"/>CASTLE OF INDOLENCE.</text:p>
      <text:p text:style-name="P1"/>
      <text:p text:style-name="P1"/>
      <text:p text:style-name="P1">In the bosom of one of those spacious coves which indent the eastern</text:p>
      <text:p text:style-name="P1">shore of the Hudson, at that broad expansion of the river denominated</text:p>
      <text:p text:style-name="P1">by the ancient Dutch navigators the Tappan Zee, and where they always</text:p>
      <text:p text:style-name="P1">prudently shortened sail and implored the protection of St. Nicholas</text:p>
      <text:p text:style-name="P1">when they crossed, there lies a small market town or rural port, which</text:p>
      <text:p text:style-name="P1">by some is called Greensburgh, but which is more generally and properly</text:p>
      <text:p text:style-name="P1">known by the name of Tarry Town. This name was given, we are told, in</text:p>
      <text:p text:style-name="P1">former days, by the good housewives of the adjacent country, from the</text:p>
      <text:p text:style-name="P1">inveterate propensity of their husbands to linger about the village</text:p>
      <text:p text:style-name="P1">tavern on market days. Be that as it may, I do not vouch for the fact,</text:p>
      <text:p text:style-name="P1">but merely advert to it, for the sake of being precise and authentic.</text:p>
      <text:p text:style-name="P1">Not far from this village, perhaps about two miles, there is a little</text:p>
      <text:p text:style-name="P1">valley or rather lap of land among high hills, which is one of the</text:p>
      <text:p text:style-name="P1">quietest places in the whole world. A small brook glides through it,</text:p>
      <text:p text:style-name="P1">with just murmur enough to lull one to repose; and the occasional</text:p>
      <text:p text:style-name="P1">whistle of a quail or tapping of a woodpecker is almost the only sound</text:p>
      <text:p text:style-name="P1">that ever breaks in upon the uniform tranquillity.</text:p>
      <text:p text:style-name="P1"/>
      <text:p text:style-name="P1">I recollect that, when a stripling, my first exploit in</text:p>
      <text:p text:style-name="P1">squirrel-shooting was in a grove of tall walnut-trees that shades one</text:p>
      <text:p text:style-name="P1">side of the valley. I had wandered into it at noontime, when all nature</text:p>
      <text:p text:style-name="P1">is peculiarly quiet, and was startled by the roar of my own gun, as it</text:p>
      <text:p text:style-name="P1">broke the Sabbath stillness around and was prolonged and reverberated</text:p>
      <text:p text:style-name="P1">by the angry echoes. If ever I should wish for a retreat whither I might</text:p>
      <text:p text:style-name="P1">steal from the world and its distractions, and dream quietly away the</text:p>
      <text:p text:style-name="P1">remnant of a troubled life, I know of none more promising than this</text:p>
      <text:p text:style-name="P1">little valley.</text:p>
      <text:p text:style-name="P1"/>
      <text:p text:style-name="P1">From the listless repose of the place, and the peculiar character of its</text:p>
      <text:p text:style-name="P1">inhabitants, who are descendants from the original Dutch settlers, this</text:p>
      <text:p text:style-name="P1">sequestered glen has long been known by the name of SLEEPY HOLLOW, and</text:p>
      <text:p text:style-name="P1">its rustic lads are called the Sleepy Hollow Boys throughout all the</text:p>
      <text:p text:style-name="P1">neighboring country. A drowsy, dreamy influence seems to hang over the</text:p>
      <text:p text:style-name="P1"><text:soft-page-break/>land, and to pervade the very atmosphere. Some say that the place</text:p>
      <text:p text:style-name="P1">was bewitched by a High German doctor, during the early days of the</text:p>
      <text:p text:style-name="P1">settlement; others, that an old Indian chief, the prophet or wizard of</text:p>
      <text:p text:style-name="P1">his tribe, held his powwows there before the country was discovered by</text:p>
      <text:p text:style-name="P1">Master Hendrick Hudson. Certain it is, the place still continues under</text:p>
      <text:p text:style-name="P1">the sway of some witching power, that holds a spell over the minds of</text:p>
      <text:p text:style-name="P1">the good people, causing them to walk in a continual reverie. They are</text:p>
      <text:p text:style-name="P1">given to all kinds of marvellous beliefs, are subject to trances and</text:p>
      <text:p text:style-name="P1">visions, and frequently see strange sights, and hear music and voices in</text:p>
      <text:p text:style-name="P1">the air. The whole neighborhood abounds with local tales, haunted spots,</text:p>
      <text:p text:style-name="P1">and twilight superstitions; stars shoot and meteors glare oftener across</text:p>
      <text:p text:style-name="P1">the valley than in any other part of the country, and the nightmare,</text:p>
      <text:p text:style-name="P1">with her whole ninefold, seems to make it the favorite scene of her</text:p>
      <text:p text:style-name="P1">gambols.</text:p>
      <text:p text:style-name="P1"/>
      <text:p text:style-name="P1">The dominant spirit, however, that haunts this enchanted region, and</text:p>
      <text:p text:style-name="P1">seems to be commander-in-chief of all the powers of the air, is the</text:p>
      <text:p text:style-name="P1">apparition of a figure on horseback, without a head. It is said by some</text:p>
      <text:p text:style-name="P1">to be the ghost of a Hessian trooper, whose head had been carried away</text:p>
      <text:p text:style-name="P1">by a cannon-ball, in some nameless battle during the Revolutionary War,</text:p>
      <text:p text:style-name="P1">and who is ever and anon seen by the country folk hurrying along in</text:p>
      <text:p text:style-name="P1">the gloom of night, as if on the wings of the wind. His haunts are not</text:p>
      <text:p text:style-name="P1">confined to the valley, but extend at times to the adjacent roads, and</text:p>
      <text:p text:style-name="P1">especially to the vicinity of a church at no great distance. Indeed,</text:p>
      <text:p text:style-name="P1">certain of the most authentic historians of those parts, who have been</text:p>
      <text:p text:style-name="P1">careful in collecting and collating the floating facts concerning this</text:p>
      <text:p text:style-name="P1">spectre, allege that the body of the trooper having been buried in the</text:p>
      <text:p text:style-name="P1">churchyard, the ghost rides forth to the scene of battle in nightly</text:p>
      <text:p text:style-name="P1">quest of his head, and that the rushing speed with which he sometimes</text:p>
      <text:p text:style-name="P1">passes along the Hollow, like a midnight blast, is owing to his being</text:p>
      <text:p text:style-name="P1">belated, and in a hurry to get back to the churchyard before daybreak.</text:p>
      <text:p text:style-name="P1"/>
      <text:p text:style-name="P1">Such is the general purport of this legendary superstition, which has</text:p>
      <text:p text:style-name="P1">furnished materials for many a wild story in that region of shadows; and</text:p>
      <text:p text:style-name="P1">the spectre is known at all the country firesides, by the name of the</text:p>
      <text:p text:style-name="P1">Headless Horseman of Sleepy Hollow.</text:p>
      <text:p text:style-name="P1"/>
      <text:p text:style-name="P1">It is remarkable that the visionary propensity I have mentioned is not</text:p>
      <text:p text:style-name="P1">confined to the native inhabitants of the valley, but is unconsciously</text:p>
      <text:p text:style-name="P1">imbibed by every one who resides there for a time. However wide awake</text:p>
      <text:p text:style-name="P1">they may have been before they entered that sleepy region, they are</text:p>
      <text:p text:style-name="P1">sure, in a little time, to inhale the witching influence of the air, and</text:p>
      <text:p text:style-name="P1">begin to grow imaginative, to dream dreams, and see apparitions.</text:p>
      <text:p text:style-name="P1"/>
      <text:p text:style-name="P1">I mention this peaceful spot with all possible laud, for it is in such</text:p>
      <text:p text:style-name="P1">little retired Dutch valleys, found here and there embosomed in the</text:p>
      <text:p text:style-name="P1">great State of New York, that population, manners, and customs remain</text:p>
      <text:p text:style-name="P1">fixed, while the great torrent of migration and improvement, which is</text:p>
      <text:p text:style-name="P1">making such incessant changes in other parts of this restless country,</text:p>
      <text:p text:style-name="P1">sweeps by them unobserved. They are like those little nooks of still</text:p>
      <text:p text:style-name="P1">water, which border a rapid stream, where we may see the straw and</text:p>
      <text:p text:style-name="P1">bubble riding quietly at anchor, or slowly revolving in their mimic</text:p>
      <text:p text:style-name="P1">harbor, undisturbed by the rush of the passing current. Though many</text:p>
      <text:p text:style-name="P1">years have elapsed since I trod the drowsy shades of Sleepy Hollow, yet</text:p>
      <text:p text:style-name="P1">I question whether I should not still find the same trees and the same</text:p>
      <text:p text:style-name="P1">families vegetating in its sheltered bosom.</text:p>
      <text:p text:style-name="P1"><text:soft-page-break/></text:p>
      <text:p text:style-name="P1">In this by-place of nature there abode, in a remote period of American</text:p>
      <text:p text:style-name="P1">history, that is to say, some thirty years since, a worthy wight of the</text:p>
      <text:p text:style-name="P1">name of Ichabod Crane, who sojourned, or, as he expressed it, “tarried,”</text:p>
      <text:p text:style-name="P1"><text:s/>in Sleepy Hollow, for the purpose of instructing the children of the</text:p>
      <text:p text:style-name="P1">vicinity. He was a native of Connecticut, a State which supplies the</text:p>
      <text:p text:style-name="P1">Union with pioneers for the mind as well as for the forest, and sends</text:p>
      <text:p text:style-name="P1">forth yearly its legions of frontier woodmen and country schoolmasters.</text:p>
      <text:p text:style-name="P1">The cognomen of Crane was not inapplicable to his person. He was tall,</text:p>
      <text:p text:style-name="P1">but exceedingly lank, with narrow shoulders, long arms and legs, hands</text:p>
      <text:p text:style-name="P1">that dangled a mile out of his sleeves, feet that might have served for</text:p>
      <text:p text:style-name="P1">shovels, and his whole frame most loosely hung together. His head was</text:p>
      <text:p text:style-name="P1">small, and flat at top, with huge ears, large green glassy eyes, and a</text:p>
      <text:p text:style-name="P1">long snipe nose, so that it looked like a weather-cock perched upon his</text:p>
      <text:p text:style-name="P1">spindle neck to tell which way the wind blew. To see him striding along</text:p>
      <text:p text:style-name="P1">the profile of a hill on a windy day, with his clothes bagging and</text:p>
      <text:p text:style-name="P1">fluttering about him, one might have mistaken him for the genius of</text:p>
      <text:p text:style-name="P1">famine descending upon the earth, or some scarecrow eloped from a</text:p>
      <text:p text:style-name="P1">cornfield.</text:p>
      <text:p text:style-name="P1"/>
      <text:p text:style-name="P1">His schoolhouse was a low building of one large room, rudely constructed</text:p>
      <text:p text:style-name="P1">of logs; the windows partly glazed, and partly patched with leaves of</text:p>
      <text:p text:style-name="P1">old copybooks. It was most ingeniously secured at vacant hours, by a</text:p>
      <text:p text:style-name="P1">withe twisted in the handle of the door, and stakes set against the</text:p>
      <text:p text:style-name="P1">window shutters; so that though a thief might get in with perfect ease,</text:p>
      <text:p text:style-name="P1">he would find some embarrassment in getting out,--an idea most probably</text:p>
      <text:p text:style-name="P1">borrowed by the architect, Yost Van Houten, from the mystery of an</text:p>
      <text:p text:style-name="P1">eelpot. The schoolhouse stood in a rather lonely but pleasant situation,</text:p>
      <text:p text:style-name="P1">just at the foot of a woody hill, with a brook running close by, and</text:p>
      <text:p text:style-name="P1">a formidable birch-tree growing at one end of it. From hence the low</text:p>
      <text:p text:style-name="P1">murmur of his pupils’ voices, conning over their lessons, might be heard</text:p>
      <text:p text:style-name="P1">in a drowsy summer’s day, like the hum of a beehive; interrupted now and</text:p>
      <text:p text:style-name="P1">then by the authoritative voice of the master, in the tone of menace or</text:p>
      <text:p text:style-name="P1">command, or, peradventure, by the appalling sound of the birch, as he</text:p>
      <text:p text:style-name="P1">urged some tardy loiterer along the flowery path of knowledge. Truth to</text:p>
      <text:p text:style-name="P1">say, he was a conscientious man, and ever bore in mind the golden maxim,</text:p>
      <text:p text:style-name="P1">“Spare the rod and spoil the child.” Ichabod Crane’s scholars certainly</text:p>
      <text:p text:style-name="P1">were not spoiled.</text:p>
      <text:p text:style-name="P1"/>
      <text:p text:style-name="P1">I would not have it imagined, however, that he was one of those cruel</text:p>
      <text:p text:style-name="P1">potentates of the school who joy in the smart of their subjects; on</text:p>
      <text:p text:style-name="P1">the contrary, he administered justice with discrimination rather than</text:p>
      <text:p text:style-name="P1">severity; taking the burden off the backs of the weak, and laying it on</text:p>
      <text:p text:style-name="P1">those of the strong. Your mere puny stripling, that winced at the least</text:p>
      <text:p text:style-name="P1">flourish of the rod, was passed by with indulgence; but the claims of</text:p>
      <text:p text:style-name="P1">justice were satisfied by inflicting a double portion on some little</text:p>
      <text:p text:style-name="P1">tough wrong-headed, broad-skirted Dutch urchin, who sulked and swelled</text:p>
      <text:p text:style-name="P1">and grew dogged and sullen beneath the birch. All this he called “doing</text:p>
      <text:p text:style-name="P1">his duty by their parents;” and he never inflicted a chastisement</text:p>
      <text:p text:style-name="P1">without following it by the assurance, so consolatory to the smarting</text:p>
      <text:p text:style-name="P1">urchin, that “he would remember it and thank him for it the longest day</text:p>
      <text:p text:style-name="P1">he had to live.”</text:p>
      <text:p text:style-name="P1"/>
      <text:p text:style-name="P1">When school hours were over, he was even the companion and playmate</text:p>
      <text:p text:style-name="P1">of the larger boys; and on holiday afternoons would convoy some of</text:p>
      <text:p text:style-name="P1">the smaller ones home, who happened to have pretty sisters, or good</text:p>
      <text:p text:style-name="P1"><text:soft-page-break/>housewives for mothers, noted for the comforts of the cupboard. Indeed,</text:p>
      <text:p text:style-name="P1">it behooved him to keep on good terms with his pupils. The revenue</text:p>
      <text:p text:style-name="P1">arising from his school was small, and would have been scarcely</text:p>
      <text:p text:style-name="P1">sufficient to furnish him with daily bread, for he was a huge feeder,</text:p>
      <text:p text:style-name="P1">and, though lank, had the dilating powers of an anaconda; but to help</text:p>
      <text:p text:style-name="P1">out his maintenance, he was, according to country custom in those</text:p>
      <text:p text:style-name="P1">parts, boarded and lodged at the houses of the farmers whose children</text:p>
      <text:p text:style-name="P1">he instructed. With these he lived successively a week at a time, thus</text:p>
      <text:p text:style-name="P1">going the rounds of the neighborhood, with all his worldly effects tied</text:p>
      <text:p text:style-name="P1">up in a cotton handkerchief.</text:p>
      <text:p text:style-name="P1"/>
      <text:p text:style-name="P1">That all this might not be too onerous on the purses of his rustic</text:p>
      <text:p text:style-name="P1">patrons, who are apt to consider the costs of schooling a grievous</text:p>
      <text:p text:style-name="P1">burden, and schoolmasters as mere drones, he had various ways of</text:p>
      <text:p text:style-name="P1">rendering himself both useful and agreeable. He assisted the farmers</text:p>
      <text:p text:style-name="P1">occasionally in the lighter labors of their farms, helped to make</text:p>
      <text:p text:style-name="P1">hay, mended the fences, took the horses to water, drove the cows from</text:p>
      <text:p text:style-name="P1">pasture, and cut wood for the winter fire. He laid aside, too, all the</text:p>
      <text:p text:style-name="P1">dominant dignity and absolute sway with which he lorded it in his little</text:p>
      <text:p text:style-name="P1">empire, the school, and became wonderfully gentle and ingratiating.</text:p>
      <text:p text:style-name="P1">He found favor in the eyes of the mothers by petting the children,</text:p>
      <text:p text:style-name="P1">particularly the youngest; and like the lion bold, which whilom so</text:p>
      <text:p text:style-name="P1">magnanimously the lamb did hold, he would sit with a child on one knee,</text:p>
      <text:p text:style-name="P1">and rock a cradle with his foot for whole hours together.</text:p>
      <text:p text:style-name="P1"/>
      <text:p text:style-name="P1">In addition to his other vocations, he was the singing-master of the</text:p>
      <text:p text:style-name="P1">neighborhood, and picked up many bright shillings by instructing the</text:p>
      <text:p text:style-name="P1">young folks in psalmody. It was a matter of no little vanity to him on</text:p>
      <text:p text:style-name="P1">Sundays, to take his station in front of the church gallery, with a band</text:p>
      <text:p text:style-name="P1">of chosen singers; where, in his own mind, he completely carried away</text:p>
      <text:p text:style-name="P1">the palm from the parson. Certain it is, his voice resounded far above</text:p>
      <text:p text:style-name="P1">all the rest of the congregation; and there are peculiar quavers still</text:p>
      <text:p text:style-name="P1">to be heard in that church, and which may even be heard half a mile off,</text:p>
      <text:p text:style-name="P1">quite to the opposite side of the millpond, on a still Sunday morning,</text:p>
      <text:p text:style-name="P1">which are said to be legitimately descended from the nose of Ichabod</text:p>
      <text:p text:style-name="P1">Crane. Thus, by divers little makeshifts, in that ingenious way which is</text:p>
      <text:p text:style-name="P1">commonly denominated “by hook and by crook,” the worthy pedagogue got on</text:p>
      <text:p text:style-name="P1">tolerably enough, and was thought, by all who understood nothing of the</text:p>
      <text:p text:style-name="P1">labor of headwork, to have a wonderfully easy life of it.</text:p>
      <text:p text:style-name="P1"/>
      <text:p text:style-name="P1">The schoolmaster is generally a man of some importance in the female</text:p>
      <text:p text:style-name="P1">circle of a rural neighborhood; being considered a kind of idle,</text:p>
      <text:p text:style-name="P1">gentlemanlike personage, of vastly superior taste and accomplishments to</text:p>
      <text:p text:style-name="P1">the rough country swains, and, indeed, inferior in learning only to the</text:p>
      <text:p text:style-name="P1">parson. His appearance, therefore, is apt to occasion some little stir</text:p>
      <text:p text:style-name="P1">at the tea-table of a farmhouse, and the addition of a supernumerary</text:p>
      <text:p text:style-name="P1">dish of cakes or sweetmeats, or, peradventure, the parade of a silver</text:p>
      <text:p text:style-name="P1">teapot. Our man of letters, therefore, was peculiarly happy in the</text:p>
      <text:p text:style-name="P1">smiles of all the country damsels. How he would figure among them in the</text:p>
      <text:p text:style-name="P1">churchyard, between services on Sundays; gathering grapes for them from</text:p>
      <text:p text:style-name="P1">the wild vines that overran the surrounding trees; reciting for their</text:p>
      <text:p text:style-name="P1">amusement all the epitaphs on the tombstones; or sauntering, with a</text:p>
      <text:p text:style-name="P1">whole bevy of them, along the banks of the adjacent millpond; while the</text:p>
      <text:p text:style-name="P1">more bashful country bumpkins hung sheepishly back, envying his superior</text:p>
      <text:p text:style-name="P1">elegance and address.</text:p>
      <text:p text:style-name="P1"/>
      <text:p text:style-name="P1"><text:soft-page-break/>From his half-itinerant life, also, he was a kind of travelling gazette,</text:p>
      <text:p text:style-name="P1">carrying the whole budget of local gossip from house to house, so that</text:p>
      <text:p text:style-name="P1">his appearance was always greeted with satisfaction. He was, moreover,</text:p>
      <text:p text:style-name="P1">esteemed by the women as a man of great erudition, for he had read</text:p>
      <text:p text:style-name="P1">several books quite through, and was a perfect master of Cotton Mather’s</text:p>
      <text:p text:style-name="P1">“History of New England Witchcraft,” in which, by the way, he most</text:p>
      <text:p text:style-name="P1">firmly and potently believed.</text:p>
      <text:p text:style-name="P1"/>
      <text:p text:style-name="P1">He was, in fact, an odd mixture of small shrewdness and simple</text:p>
      <text:p text:style-name="P1">credulity. His appetite for the marvellous, and his powers of digesting</text:p>
      <text:p text:style-name="P1">it, were equally extraordinary; and both had been increased by his</text:p>
      <text:p text:style-name="P1">residence in this spell-bound region. No tale was too gross or monstrous</text:p>
      <text:p text:style-name="P1">for his capacious swallow. It was often his delight, after his school</text:p>
      <text:p text:style-name="P1">was dismissed in the afternoon, to stretch himself on the rich bed of</text:p>
      <text:p text:style-name="P1">clover bordering the little brook that whimpered by his schoolhouse, and</text:p>
      <text:p text:style-name="P1">there con over old Mather’s direful tales, until the gathering dusk of</text:p>
      <text:p text:style-name="P1">evening made the printed page a mere mist before his eyes. Then, as he</text:p>
      <text:p text:style-name="P1">wended his way by swamp and stream and awful woodland, to the farmhouse</text:p>
      <text:p text:style-name="P1">where he happened to be quartered, every sound of nature, at that</text:p>
      <text:p text:style-name="P1">witching hour, fluttered his excited imagination,--the moan of the</text:p>
      <text:p text:style-name="P1">whip-poor-will from the hillside, the boding cry of the tree toad, that</text:p>
      <text:p text:style-name="P1">harbinger of storm, the dreary hooting of the screech owl, or the</text:p>
      <text:p text:style-name="P1">sudden rustling in the thicket of birds frightened from their roost. The</text:p>
      <text:p text:style-name="P1">fireflies, too, which sparkled most vividly in the darkest places, now</text:p>
      <text:p text:style-name="P1">and then startled him, as one of uncommon brightness would stream across</text:p>
      <text:p text:style-name="P1">his path; and if, by chance, a huge blockhead of a beetle came winging</text:p>
      <text:p text:style-name="P1">his blundering flight against him, the poor varlet was ready to give up</text:p>
      <text:p text:style-name="P1">the ghost, with the idea that he was struck with a witch’s token. His</text:p>
      <text:p text:style-name="P1">only resource on such occasions, either to drown thought or drive away</text:p>
      <text:p text:style-name="P1">evil spirits, was to sing psalm tunes and the good people of Sleepy</text:p>
      <text:p text:style-name="P1">Hollow, as they sat by their doors of an evening, were often filled with</text:p>
      <text:p text:style-name="P1">awe at hearing his nasal melody, “in linked sweetness long drawn out,”</text:p>
      <text:p text:style-name="P1"><text:s/>floating from the distant hill, or along the dusky road.</text:p>
      <text:p text:style-name="P1"/>
      <text:p text:style-name="P1">Another of his sources of fearful pleasure was to pass long winter</text:p>
      <text:p text:style-name="P1">evenings with the old Dutch wives, as they sat spinning by the fire,</text:p>
      <text:p text:style-name="P1">with a row of apples roasting and spluttering along the hearth, and</text:p>
      <text:p text:style-name="P1">listen to their marvellous tales of ghosts and goblins, and haunted</text:p>
      <text:p text:style-name="P1">fields, and haunted brooks, and haunted bridges, and haunted houses,</text:p>
      <text:p text:style-name="P1">and particularly of the headless horseman, or Galloping Hessian of the</text:p>
      <text:p text:style-name="P1">Hollow, as they sometimes called him. He would delight them equally by</text:p>
      <text:p text:style-name="P1">his anecdotes of witchcraft, and of the direful omens and portentous</text:p>
      <text:p text:style-name="P1">sights and sounds in the air, which prevailed in the earlier times of</text:p>
      <text:p text:style-name="P1">Connecticut; and would frighten them woefully with speculations upon</text:p>
      <text:p text:style-name="P1">comets and shooting stars; and with the alarming fact that the world did</text:p>
      <text:p text:style-name="P1">absolutely turn round, and that they were half the time topsy-turvy!</text:p>
      <text:p text:style-name="P1"/>
      <text:p text:style-name="P1">But if there was a pleasure in all this, while snugly cuddling in</text:p>
      <text:p text:style-name="P1">the chimney corner of a chamber that was all of a ruddy glow from the</text:p>
      <text:p text:style-name="P1">crackling wood fire, and where, of course, no spectre dared to show</text:p>
      <text:p text:style-name="P1">its face, it was dearly purchased by the terrors of his subsequent walk</text:p>
      <text:p text:style-name="P1">homewards. What fearful shapes and shadows beset his path, amidst the</text:p>
      <text:p text:style-name="P1">dim and ghastly glare of a snowy night! With what wistful look did he</text:p>
      <text:p text:style-name="P1">eye every trembling ray of light streaming across the waste fields from</text:p>
      <text:p text:style-name="P1">some distant window! How often was he appalled by some shrub covered</text:p>
      <text:p text:style-name="P1">with snow, which, like a sheeted spectre, beset his very path! How often</text:p>
      <text:p text:style-name="P1"><text:soft-page-break/>did he shrink with curdling awe at the sound of his own steps on the</text:p>
      <text:p text:style-name="P1">frosty crust beneath his feet; and dread to look over his shoulder, lest</text:p>
      <text:p text:style-name="P1">he should behold some uncouth being tramping close behind him! And how</text:p>
      <text:p text:style-name="P1">often was he thrown into complete dismay by some rushing blast, howling</text:p>
      <text:p text:style-name="P1">among the trees, in the idea that it was the Galloping Hessian on one of</text:p>
      <text:p text:style-name="P1">his nightly scourings!</text:p>
      <text:p text:style-name="P1"/>
      <text:p text:style-name="P1">All these, however, were mere terrors of the night, phantoms of the mind</text:p>
      <text:p text:style-name="P1">that walk in darkness; and though he had seen many spectres in his time,</text:p>
      <text:p text:style-name="P1">and been more than once beset by Satan in divers shapes, in his lonely</text:p>
      <text:p text:style-name="P1">perambulations, yet daylight put an end to all these evils; and he would</text:p>
      <text:p text:style-name="P1">have passed a pleasant life of it, in despite of the Devil and all his</text:p>
      <text:p text:style-name="P1">works, if his path had not been crossed by a being that causes more</text:p>
      <text:p text:style-name="P1">perplexity to mortal man than ghosts, goblins, and the whole race of</text:p>
      <text:p text:style-name="P1">witches put together, and that was--a woman.</text:p>
      <text:p text:style-name="P1"/>
      <text:p text:style-name="P1">Among the musical disciples who assembled, one evening in each week,</text:p>
      <text:p text:style-name="P1">to receive his instructions in psalmody, was Katrina Van Tassel,</text:p>
      <text:p text:style-name="P1">the daughter and only child of a substantial Dutch farmer. She was a</text:p>
      <text:p text:style-name="P1">blooming lass of fresh eighteen; plump as a partridge; ripe and melting</text:p>
      <text:p text:style-name="P1">and rosy-cheeked as one of her father’s peaches, and universally famed,</text:p>
      <text:p text:style-name="P1">not merely for her beauty, but her vast expectations. She was withal a</text:p>
      <text:p text:style-name="P1">little of a coquette, as might be perceived even in her dress, which was</text:p>
      <text:p text:style-name="P1">a mixture of ancient and modern fashions, as most suited to set off</text:p>
      <text:p text:style-name="P1">her charms. She wore the ornaments of pure yellow gold, which her</text:p>
      <text:p text:style-name="P1">great-great-grandmother had brought over from Saardam; the tempting</text:p>
      <text:p text:style-name="P1">stomacher of the olden time, and withal a provokingly short petticoat,</text:p>
      <text:p text:style-name="P1">to display the prettiest foot and ankle in the country round.</text:p>
      <text:p text:style-name="P1"/>
      <text:p text:style-name="P1">Ichabod Crane had a soft and foolish heart towards the sex; and it is</text:p>
      <text:p text:style-name="P1">not to be wondered at that so tempting a morsel soon found favor in his</text:p>
      <text:p text:style-name="P1">eyes, more especially after he had visited her in her paternal mansion.</text:p>
      <text:p text:style-name="P1">Old Baltus Van Tassel was a perfect picture of a thriving, contented,</text:p>
      <text:p text:style-name="P1">liberal-hearted farmer. He seldom, it is true, sent either his eyes or</text:p>
      <text:p text:style-name="P1">his thoughts beyond the boundaries of his own farm; but within those</text:p>
      <text:p text:style-name="P1">everything was snug, happy and well-conditioned. He was satisfied with</text:p>
      <text:p text:style-name="P1">his wealth, but not proud of it; and piqued himself upon the hearty</text:p>
      <text:p text:style-name="P1">abundance, rather than the style in which he lived. His stronghold was</text:p>
      <text:p text:style-name="P1">situated on the banks of the Hudson, in one of those green, sheltered,</text:p>
      <text:p text:style-name="P1">fertile nooks in which the Dutch farmers are so fond of nestling. A</text:p>
      <text:p text:style-name="P1">great elm tree spread its broad branches over it, at the foot of which</text:p>
      <text:p text:style-name="P1">bubbled up a spring of the softest and sweetest water, in a little well</text:p>
      <text:p text:style-name="P1">formed of a barrel; and then stole sparkling away through the grass, to</text:p>
      <text:p text:style-name="P1">a neighboring brook, that babbled along among alders and dwarf willows.</text:p>
      <text:p text:style-name="P1">Hard by the farmhouse was a vast barn, that might have served for a</text:p>
      <text:p text:style-name="P1">church; every window and crevice of which seemed bursting forth with the</text:p>
      <text:p text:style-name="P1">treasures of the farm; the flail was busily resounding within it from</text:p>
      <text:p text:style-name="P1">morning to night; swallows and martins skimmed twittering about the</text:p>
      <text:p text:style-name="P1">eaves; and rows of pigeons, some with one eye turned up, as if watching</text:p>
      <text:p text:style-name="P1">the weather, some with their heads under their wings or buried in their</text:p>
      <text:p text:style-name="P1">bosoms, and others swelling, and cooing, and bowing about their dames,</text:p>
      <text:p text:style-name="P1">were enjoying the sunshine on the roof. Sleek unwieldy porkers were</text:p>
      <text:p text:style-name="P1">grunting in the repose and abundance of their pens, from whence sallied</text:p>
      <text:p text:style-name="P1">forth, now and then, troops of sucking pigs, as if to snuff the air.</text:p>
      <text:p text:style-name="P1">A stately squadron of snowy geese were riding in an adjoining pond,</text:p>
      <text:p text:style-name="P1">convoying whole fleets of ducks; regiments of turkeys were gobbling</text:p>
      <text:p text:style-name="P1"><text:soft-page-break/>through the farmyard, and Guinea fowls fretting about it, like</text:p>
      <text:p text:style-name="P1">ill-tempered housewives, with their peevish, discontented cry. Before</text:p>
      <text:p text:style-name="P1">the barn door strutted the gallant cock, that pattern of a husband, a</text:p>
      <text:p text:style-name="P1">warrior and a fine gentleman, clapping his burnished wings and crowing</text:p>
      <text:p text:style-name="P1">in the pride and gladness of his heart,--sometimes tearing up the earth</text:p>
      <text:p text:style-name="P1">with his feet, and then generously calling his ever-hungry family of</text:p>
      <text:p text:style-name="P1">wives and children to enjoy the rich morsel which he had discovered.</text:p>
      <text:p text:style-name="P1"/>
      <text:p text:style-name="P1">The pedagogue’s mouth watered as he looked upon this sumptuous promise</text:p>
      <text:p text:style-name="P1">of luxurious winter fare. In his devouring mind’s eye, he pictured to</text:p>
      <text:p text:style-name="P1">himself every roasting-pig running about with a pudding in his belly,</text:p>
      <text:p text:style-name="P1">and an apple in his mouth; the pigeons were snugly put to bed in a</text:p>
      <text:p text:style-name="P1">comfortable pie, and tucked in with a coverlet of crust; the geese were</text:p>
      <text:p text:style-name="P1">swimming in their own gravy; and the ducks pairing cosily in dishes,</text:p>
      <text:p text:style-name="P1">like snug married couples, with a decent competency of onion sauce. In</text:p>
      <text:p text:style-name="P1">the porkers he saw carved out the future sleek side of bacon, and juicy</text:p>
      <text:p text:style-name="P1">relishing ham; not a turkey but he beheld daintily trussed up, with</text:p>
      <text:p text:style-name="P1">its gizzard under its wing, and, peradventure, a necklace of savory</text:p>
      <text:p text:style-name="P1">sausages; and even bright chanticleer himself lay sprawling on his back,</text:p>
      <text:p text:style-name="P1">in a side dish, with uplifted claws, as if craving that quarter which</text:p>
      <text:p text:style-name="P1">his chivalrous spirit disdained to ask while living.</text:p>
      <text:p text:style-name="P1"/>
      <text:p text:style-name="P1">As the enraptured Ichabod fancied all this, and as he rolled his great</text:p>
      <text:p text:style-name="P1">green eyes over the fat meadow lands, the rich fields of wheat, of rye,</text:p>
      <text:p text:style-name="P1">of buckwheat, and Indian corn, and the orchards burdened with ruddy</text:p>
      <text:p text:style-name="P1">fruit, which surrounded the warm tenement of Van Tassel, his heart</text:p>
      <text:p text:style-name="P1">yearned after the damsel who was to inherit these domains, and his</text:p>
      <text:p text:style-name="P1">imagination expanded with the idea, how they might be readily turned</text:p>
      <text:p text:style-name="P1">into cash, and the money invested in immense tracts of wild land, and</text:p>
      <text:p text:style-name="P1">shingle palaces in the wilderness. Nay, his busy fancy already realized</text:p>
      <text:p text:style-name="P1">his hopes, and presented to him the blooming Katrina, with a whole</text:p>
      <text:p text:style-name="P1">family of children, mounted on the top of a wagon loaded with household</text:p>
      <text:p text:style-name="P1">trumpery, with pots and kettles dangling beneath; and he beheld himself</text:p>
      <text:p text:style-name="P1">bestriding a pacing mare, with a colt at her heels, setting out for</text:p>
      <text:p text:style-name="P1">Kentucky, Tennessee,--or the Lord knows where!</text:p>
      <text:p text:style-name="P1"/>
      <text:p text:style-name="P1">When he entered the house, the conquest of his heart was complete. It</text:p>
      <text:p text:style-name="P1">was one of those spacious farmhouses, with high-ridged but lowly sloping</text:p>
      <text:p text:style-name="P1">roofs, built in the style handed down from the first Dutch settlers; the</text:p>
      <text:p text:style-name="P1">low projecting eaves forming a piazza along the front, capable of being</text:p>
      <text:p text:style-name="P1">closed up in bad weather. Under this were hung flails, harness, various</text:p>
      <text:p text:style-name="P1">utensils of husbandry, and nets for fishing in the neighboring</text:p>
      <text:p text:style-name="P1">river. Benches were built along the sides for summer use; and a great</text:p>
      <text:p text:style-name="P1">spinning-wheel at one end, and a churn at the other, showed the various</text:p>
      <text:p text:style-name="P1">uses to which this important porch might be devoted. From this piazza</text:p>
      <text:p text:style-name="P1">the wondering Ichabod entered the hall, which formed the centre of the</text:p>
      <text:p text:style-name="P1">mansion, and the place of usual residence. Here rows of resplendent</text:p>
      <text:p text:style-name="P1">pewter, ranged on a long dresser, dazzled his eyes. In one corner</text:p>
      <text:p text:style-name="P1">stood a huge bag of wool, ready to be spun; in another, a quantity of</text:p>
      <text:p text:style-name="P1">linsey-woolsey just from the loom; ears of Indian corn, and strings of</text:p>
      <text:p text:style-name="P1">dried apples and peaches, hung in gay festoons along the walls, mingled</text:p>
      <text:p text:style-name="P1">with the gaud of red peppers; and a door left ajar gave him a peep into</text:p>
      <text:p text:style-name="P1">the best parlor, where the claw-footed chairs and dark mahogany tables</text:p>
      <text:p text:style-name="P1">shone like mirrors; andirons, with their accompanying shovel and</text:p>
      <text:p text:style-name="P1">tongs, glistened from their covert of asparagus tops; mock-oranges and</text:p>
      <text:p text:style-name="P1">conch-shells decorated the mantelpiece; strings of various-colored birds</text:p>
      <text:p text:style-name="P1"><text:soft-page-break/>eggs were suspended above it; a great ostrich egg was hung from</text:p>
      <text:p text:style-name="P1">the centre of the room, and a corner cupboard, knowingly left open,</text:p>
      <text:p text:style-name="P1">displayed immense treasures of old silver and well-mended china.</text:p>
      <text:p text:style-name="P1"/>
      <text:p text:style-name="P1">From the moment Ichabod laid his eyes upon these regions of delight, the</text:p>
      <text:p text:style-name="P1">peace of his mind was at an end, and his only study was how to gain the</text:p>
      <text:p text:style-name="P1">affections of the peerless daughter of Van Tassel. In this enterprise,</text:p>
      <text:p text:style-name="P1">however, he had more real difficulties than generally fell to the lot of</text:p>
      <text:p text:style-name="P1">a knight-errant of yore, who seldom had anything but giants, enchanters,</text:p>
      <text:p text:style-name="P1">fiery dragons, and such like easily conquered adversaries, to contend</text:p>
      <text:p text:style-name="P1">with and had to make his way merely through gates of iron and brass,</text:p>
      <text:p text:style-name="P1">and walls of adamant to the castle keep, where the lady of his heart was</text:p>
      <text:p text:style-name="P1">confined; all which he achieved as easily as a man would carve his way</text:p>
      <text:p text:style-name="P1">to the centre of a Christmas pie; and then the lady gave him her hand as</text:p>
      <text:p text:style-name="P1">a matter of course. Ichabod, on the contrary, had to win his way to</text:p>
      <text:p text:style-name="P1">the heart of a country coquette, beset with a labyrinth of whims</text:p>
      <text:p text:style-name="P1">and caprices, which were forever presenting new difficulties and</text:p>
      <text:p text:style-name="P1">impediments; and he had to encounter a host of fearful adversaries of</text:p>
      <text:p text:style-name="P1">real flesh and blood, the numerous rustic admirers, who beset every</text:p>
      <text:p text:style-name="P1">portal to her heart, keeping a watchful and angry eye upon each other,</text:p>
      <text:p text:style-name="P1">but ready to fly out in the common cause against any new competitor.</text:p>
      <text:p text:style-name="P1"/>
      <text:p text:style-name="P1">Among these, the most formidable was a burly, roaring, roystering blade,</text:p>
      <text:p text:style-name="P1">of the name of Abraham, or, according to the Dutch abbreviation, Brom</text:p>
      <text:p text:style-name="P1">Van Brunt, the hero of the country round, which rang with his feats of</text:p>
      <text:p text:style-name="P1">strength and hardihood. He was broad-shouldered and double-jointed,</text:p>
      <text:p text:style-name="P1">with short curly black hair, and a bluff but not unpleasant countenance,</text:p>
      <text:p text:style-name="P1">having a mingled air of fun and arrogance. From his Herculean frame</text:p>
      <text:p text:style-name="P1">and great powers of limb he had received the nickname of BROM BONES,</text:p>
      <text:p text:style-name="P1">by which he was universally known. He was famed for great knowledge and</text:p>
      <text:p text:style-name="P1">skill in horsemanship, being as dexterous on horseback as a Tartar.</text:p>
      <text:p text:style-name="P1">He was foremost at all races and cock fights; and, with the ascendancy</text:p>
      <text:p text:style-name="P1">which bodily strength always acquires in rustic life, was the umpire in</text:p>
      <text:p text:style-name="P1">all disputes, setting his hat on one side, and giving his decisions with</text:p>
      <text:p text:style-name="P1">an air and tone that admitted of no gainsay or appeal. He was always</text:p>
      <text:p text:style-name="P1">ready for either a fight or a frolic; but had more mischief than</text:p>
      <text:p text:style-name="P1">ill-will in his composition; and with all his overbearing roughness,</text:p>
      <text:p text:style-name="P1">there was a strong dash of waggish good humor at bottom. He had three or</text:p>
      <text:p text:style-name="P1">four boon companions, who regarded him as their model, and at the</text:p>
      <text:p text:style-name="P1">head of whom he scoured the country, attending every scene of feud or</text:p>
      <text:p text:style-name="P1">merriment for miles round. In cold weather he was distinguished by a</text:p>
      <text:p text:style-name="P1">fur cap, surmounted with a flaunting fox’s tail; and when the folks at a</text:p>
      <text:p text:style-name="P1">country gathering descried this well-known crest at a distance, whisking</text:p>
      <text:p text:style-name="P1">about among a squad of hard riders, they always stood by for a squall.</text:p>
      <text:p text:style-name="P1">Sometimes his crew would be heard dashing along past the farmhouses at</text:p>
      <text:p text:style-name="P1">midnight, with whoop and halloo, like a troop of Don Cossacks; and the</text:p>
      <text:p text:style-name="P1">old dames, startled out of their sleep, would listen for a moment till</text:p>
      <text:p text:style-name="P1">the hurry-scurry had clattered by, and then exclaim, “Ay, there goes</text:p>
      <text:p text:style-name="P1">Brom Bones and his gang!” The neighbors looked upon him with a mixture</text:p>
      <text:p text:style-name="P1">of awe, admiration, and good-will; and, when any madcap prank or rustic</text:p>
      <text:p text:style-name="P1">brawl occurred in the vicinity, always shook their heads, and warranted</text:p>
      <text:p text:style-name="P1">Brom Bones was at the bottom of it.</text:p>
      <text:p text:style-name="P1"/>
      <text:p text:style-name="P1">This rantipole hero had for some time singled out the blooming Katrina</text:p>
      <text:p text:style-name="P1">for the object of his uncouth gallantries, and though his amorous</text:p>
      <text:p text:style-name="P1">toyings were something like the gentle caresses and endearments of a</text:p>
      <text:p text:style-name="P1"><text:soft-page-break/>bear, yet it was whispered that she did not altogether discourage his</text:p>
      <text:p text:style-name="P1">hopes. Certain it is, his advances were signals for rival candidates to</text:p>
      <text:p text:style-name="P1">retire, who felt no inclination to cross a lion in his amours; insomuch,</text:p>
      <text:p text:style-name="P1">that when his horse was seen tied to Van Tassel’s paling, on a Sunday</text:p>
      <text:p text:style-name="P1">night, a sure sign that his master was courting, or, as it is termed,</text:p>
      <text:p text:style-name="P1">“sparking,” within, all other suitors passed by in despair, and carried</text:p>
      <text:p text:style-name="P1">the war into other quarters.</text:p>
      <text:p text:style-name="P1"/>
      <text:p text:style-name="P1">Such was the formidable rival with whom Ichabod Crane had to contend,</text:p>
      <text:p text:style-name="P1">and, considering all things, a stouter man than he would have shrunk</text:p>
      <text:p text:style-name="P1">from the competition, and a wiser man would have despaired. He had,</text:p>
      <text:p text:style-name="P1">however, a happy mixture of pliability and perseverance in his nature;</text:p>
      <text:p text:style-name="P1">he was in form and spirit like a supple-jack--yielding, but tough;</text:p>
      <text:p text:style-name="P1">though he bent, he never broke; and though he bowed beneath the</text:p>
      <text:p text:style-name="P1">slightest pressure, yet, the moment it was away--jerk!--he was as erect,</text:p>
      <text:p text:style-name="P1">and carried his head as high as ever.</text:p>
      <text:p text:style-name="P1"/>
      <text:p text:style-name="P1">To have taken the field openly against his rival would have been</text:p>
      <text:p text:style-name="P1">madness; for he was not a man to be thwarted in his amours, any more</text:p>
      <text:p text:style-name="P1">than that stormy lover, Achilles. Ichabod, therefore, made his advances</text:p>
      <text:p text:style-name="P1">in a quiet and gently insinuating manner. Under cover of his character</text:p>
      <text:p text:style-name="P1">of singing-master, he made frequent visits at the farmhouse; not that he</text:p>
      <text:p text:style-name="P1">had anything to apprehend from the meddlesome interference of parents,</text:p>
      <text:p text:style-name="P1">which is so often a stumbling-block in the path of lovers. Balt Van</text:p>
      <text:p text:style-name="P1">Tassel was an easy indulgent soul; he loved his daughter better even</text:p>
      <text:p text:style-name="P1">than his pipe, and, like a reasonable man and an excellent father, let</text:p>
      <text:p text:style-name="P1">her have her way in everything. His notable little wife, too, had enough</text:p>
      <text:p text:style-name="P1">to do to attend to her housekeeping and manage her poultry; for, as she</text:p>
      <text:p text:style-name="P1">sagely observed, ducks and geese are foolish things, and must be looked</text:p>
      <text:p text:style-name="P1">after, but girls can take care of themselves. Thus, while the busy dame</text:p>
      <text:p text:style-name="P1">bustled about the house, or plied her spinning-wheel at one end of the</text:p>
      <text:p text:style-name="P1">piazza, honest Balt would sit smoking his evening pipe at the other,</text:p>
      <text:p text:style-name="P1">watching the achievements of a little wooden warrior, who, armed with a</text:p>
      <text:p text:style-name="P1">sword in each hand, was most valiantly fighting the wind on the pinnacle</text:p>
      <text:p text:style-name="P1">of the barn. In the mean time, Ichabod would carry on his suit with the</text:p>
      <text:p text:style-name="P1">daughter by the side of the spring under the great elm, or sauntering</text:p>
      <text:p text:style-name="P1">along in the twilight, that hour so favorable to the lover’s eloquence.</text:p>
      <text:p text:style-name="P1"/>
      <text:p text:style-name="P1">I profess not to know how women’s hearts are wooed and won. To me they</text:p>
      <text:p text:style-name="P1">have always been matters of riddle and admiration. Some seem to have but</text:p>
      <text:p text:style-name="P1">one vulnerable point, or door of access; while others have a thousand</text:p>
      <text:p text:style-name="P1">avenues, and may be captured in a thousand different ways. It is a</text:p>
      <text:p text:style-name="P1">great triumph of skill to gain the former, but a still greater proof of</text:p>
      <text:p text:style-name="P1">generalship to maintain possession of the latter, for man must battle</text:p>
      <text:p text:style-name="P1">for his fortress at every door and window. He who wins a thousand common</text:p>
      <text:p text:style-name="P1">hearts is therefore entitled to some renown; but he who keeps undisputed</text:p>
      <text:p text:style-name="P1">sway over the heart of a coquette is indeed a hero. Certain it is, this</text:p>
      <text:p text:style-name="P1">was not the case with the redoubtable Brom Bones; and from the moment</text:p>
      <text:p text:style-name="P1">Ichabod Crane made his advances, the interests of the former evidently</text:p>
      <text:p text:style-name="P1">declined: his horse was no longer seen tied to the palings on Sunday</text:p>
      <text:p text:style-name="P1">nights, and a deadly feud gradually arose between him and the preceptor</text:p>
      <text:p text:style-name="P1">of Sleepy Hollow.</text:p>
      <text:p text:style-name="P1"/>
      <text:p text:style-name="P1">Brom, who had a degree of rough chivalry in his nature, would fain have</text:p>
      <text:p text:style-name="P1">carried matters to open warfare and have settled their pretensions</text:p>
      <text:p text:style-name="P1">to the lady, according to the mode of those most concise and simple</text:p>
      <text:p text:style-name="P1"><text:soft-page-break/>reasoners, the knights-errant of yore,--by single combat; but Ichabod</text:p>
      <text:p text:style-name="P1">was too conscious of the superior might of his adversary to enter the</text:p>
      <text:p text:style-name="P1">lists against him; he had overheard a boast of Bones, that he would</text:p>
      <text:p text:style-name="P1">“double the schoolmaster up, and lay him on a shelf of his own</text:p>
      <text:p text:style-name="P1">schoolhouse;” and he was too wary to give him an opportunity. There was</text:p>
      <text:p text:style-name="P1">something extremely provoking in this obstinately pacific system; it</text:p>
      <text:p text:style-name="P1">left Brom no alternative but to draw upon the funds of rustic waggery in</text:p>
      <text:p text:style-name="P1">his disposition, and to play off boorish practical jokes upon his rival.</text:p>
      <text:p text:style-name="P1">Ichabod became the object of whimsical persecution to Bones and his gang</text:p>
      <text:p text:style-name="P1">of rough riders. They harried his hitherto peaceful domains; smoked</text:p>
      <text:p text:style-name="P1">out his singing school by stopping up the chimney; broke into the</text:p>
      <text:p text:style-name="P1">schoolhouse at night, in spite of its formidable fastenings of withe</text:p>
      <text:p text:style-name="P1">and window stakes, and turned everything topsy-turvy, so that the poor</text:p>
      <text:p text:style-name="P1">schoolmaster began to think all the witches in the country held</text:p>
      <text:p text:style-name="P1">their meetings there. But what was still more annoying, Brom took all</text:p>
      <text:p text:style-name="P1">opportunities of turning him into ridicule in presence of his mistress,</text:p>
      <text:p text:style-name="P1">and had a scoundrel dog whom he taught to whine in the most ludicrous</text:p>
      <text:p text:style-name="P1">manner, and introduced as a rival of Ichabod’s, to instruct her in</text:p>
      <text:p text:style-name="P1">psalmody.</text:p>
      <text:p text:style-name="P1"/>
      <text:p text:style-name="P1">In this way matters went on for some time, without producing any</text:p>
      <text:p text:style-name="P1">material effect on the relative situations of the contending powers. On</text:p>
      <text:p text:style-name="P1">a fine autumnal afternoon, Ichabod, in pensive mood, sat enthroned on</text:p>
      <text:p text:style-name="P1">the lofty stool from whence he usually watched all the concerns of his</text:p>
      <text:p text:style-name="P1">little literary realm. In his hand he swayed a ferule, that sceptre of</text:p>
      <text:p text:style-name="P1">despotic power; the birch of justice reposed on three nails behind the</text:p>
      <text:p text:style-name="P1">throne, a constant terror to evil doers, while on the desk before</text:p>
      <text:p text:style-name="P1">him might be seen sundry contraband articles and prohibited weapons,</text:p>
      <text:p text:style-name="P1">detected upon the persons of idle urchins, such as half-munched apples,</text:p>
      <text:p text:style-name="P1">popguns, whirligigs, fly-cages, and whole legions of rampant little</text:p>
      <text:p text:style-name="P1">paper gamecocks. Apparently there had been some appalling act of justice</text:p>
      <text:p text:style-name="P1">recently inflicted, for his scholars were all busily intent upon their</text:p>
      <text:p text:style-name="P1">books, or slyly whispering behind them with one eye kept upon the</text:p>
      <text:p text:style-name="P1">master; and a kind of buzzing stillness reigned throughout the</text:p>
      <text:p text:style-name="P1">schoolroom. It was suddenly interrupted by the appearance of a negro in</text:p>
      <text:p text:style-name="P1">tow-cloth jacket and trowsers, a round-crowned fragment of a hat,</text:p>
      <text:p text:style-name="P1">like the cap of Mercury, and mounted on the back of a ragged, wild,</text:p>
      <text:p text:style-name="P1">half-broken colt, which he managed with a rope by way of halter. He came</text:p>
      <text:p text:style-name="P1">clattering up to the school door with an invitation to Ichabod to attend</text:p>
      <text:p text:style-name="P1">a merry-making or “quilting frolic,” to be held that evening at</text:p>
      <text:p text:style-name="P1">Mynheer Van Tassel’s; and having delivered his message with that air of</text:p>
      <text:p text:style-name="P1">importance, and effort at fine language, which a negro is apt to display</text:p>
      <text:p text:style-name="P1">on petty embassies of the kind, he dashed over the brook, and was seen</text:p>
      <text:p text:style-name="P1">scampering away up the hollow, full of the importance and hurry of his</text:p>
      <text:p text:style-name="P1">mission.</text:p>
      <text:p text:style-name="P1"/>
      <text:p text:style-name="P1">All was now bustle and hubbub in the late quiet schoolroom. The scholars</text:p>
      <text:p text:style-name="P1">were hurried through their lessons without stopping at trifles; those</text:p>
      <text:p text:style-name="P1">who were nimble skipped over half with impunity, and those who were</text:p>
      <text:p text:style-name="P1">tardy had a smart application now and then in the rear, to quicken their</text:p>
      <text:p text:style-name="P1">speed or help them over a tall word. Books were flung aside without</text:p>
      <text:p text:style-name="P1">being put away on the shelves, inkstands were overturned, benches thrown</text:p>
      <text:p text:style-name="P1">down, and the whole school was turned loose an hour before the usual</text:p>
      <text:p text:style-name="P1">time, bursting forth like a legion of young imps, yelping and racketing</text:p>
      <text:p text:style-name="P1">about the green in joy at their early emancipation.</text:p>
      <text:p text:style-name="P1"/>
      <text:p text:style-name="P1"><text:soft-page-break/>The gallant Ichabod now spent at least an extra half hour at his toilet,</text:p>
      <text:p text:style-name="P1">brushing and furbishing up his best, and indeed only suit of rusty</text:p>
      <text:p text:style-name="P1">black, and arranging his locks by a bit of broken looking-glass that</text:p>
      <text:p text:style-name="P1">hung up in the schoolhouse. That he might make his appearance before his</text:p>
      <text:p text:style-name="P1">mistress in the true style of a cavalier, he borrowed a horse from the</text:p>
      <text:p text:style-name="P1">farmer with whom he was domiciliated, a choleric old Dutchman of the</text:p>
      <text:p text:style-name="P1">name of Hans Van Ripper, and, thus gallantly mounted, issued forth like</text:p>
      <text:p text:style-name="P1">a knight-errant in quest of adventures. But it is meet I should, in</text:p>
      <text:p text:style-name="P1">the true spirit of romantic story, give some account of the looks</text:p>
      <text:p text:style-name="P1">and equipments of my hero and his steed. The animal he bestrode was</text:p>
      <text:p text:style-name="P1">a broken-down plow-horse, that had outlived almost everything but its</text:p>
      <text:p text:style-name="P1">viciousness. He was gaunt and shagged, with a ewe neck, and a head like</text:p>
      <text:p text:style-name="P1">a hammer; his rusty mane and tail were tangled and knotted with burs;</text:p>
      <text:p text:style-name="P1">one eye had lost its pupil, and was glaring and spectral, but the other</text:p>
      <text:p text:style-name="P1">had the gleam of a genuine devil in it. Still he must have had fire and</text:p>
      <text:p text:style-name="P1">mettle in his day, if we may judge from the name he bore of Gunpowder.</text:p>
      <text:p text:style-name="P1">He had, in fact, been a favorite steed of his master’s, the choleric Van</text:p>
      <text:p text:style-name="P1">Ripper, who was a furious rider, and had infused, very probably, some of</text:p>
      <text:p text:style-name="P1">his own spirit into the animal; for, old and broken-down as he looked,</text:p>
      <text:p text:style-name="P1">there was more of the lurking devil in him than in any young filly in</text:p>
      <text:p text:style-name="P1">the country.</text:p>
      <text:p text:style-name="P1"/>
      <text:p text:style-name="P1">Ichabod was a suitable figure for such a steed. He rode with short</text:p>
      <text:p text:style-name="P1">stirrups, which brought his knees nearly up to the pommel of the saddle;</text:p>
      <text:p text:style-name="P1">his sharp elbows stuck out like grasshoppers’; he carried his whip</text:p>
      <text:p text:style-name="P1">perpendicularly in his hand, like a sceptre, and as his horse jogged on,</text:p>
      <text:p text:style-name="P1">the motion of his arms was not unlike the flapping of a pair of wings. A</text:p>
      <text:p text:style-name="P1">small wool hat rested on the top of his nose, for so his scanty strip of</text:p>
      <text:p text:style-name="P1">forehead might be called, and the skirts of his black coat fluttered out</text:p>
      <text:p text:style-name="P1">almost to the horses tail. Such was the appearance of Ichabod and his</text:p>
      <text:p text:style-name="P1">steed as they shambled out of the gate of Hans Van Ripper, and it was</text:p>
      <text:p text:style-name="P1">altogether such an apparition as is seldom to be met with in broad</text:p>
      <text:p text:style-name="P1">daylight.</text:p>
      <text:p text:style-name="P1"/>
      <text:p text:style-name="P1">It was, as I have said, a fine autumnal day; the sky was clear and</text:p>
      <text:p text:style-name="P1">serene, and nature wore that rich and golden livery which we always</text:p>
      <text:p text:style-name="P1">associate with the idea of abundance. The forests had put on their sober</text:p>
      <text:p text:style-name="P1">brown and yellow, while some trees of the tenderer kind had been nipped</text:p>
      <text:p text:style-name="P1">by the frosts into brilliant dyes of orange, purple, and scarlet.</text:p>
      <text:p text:style-name="P1">Streaming files of wild ducks began to make their appearance high in the</text:p>
      <text:p text:style-name="P1">air; the bark of the squirrel might be heard from the groves of beech</text:p>
      <text:p text:style-name="P1">and hickory-nuts, and the pensive whistle of the quail at intervals from</text:p>
      <text:p text:style-name="P1">the neighboring stubble field.</text:p>
      <text:p text:style-name="P1"/>
      <text:p text:style-name="P1">The small birds were taking their farewell banquets. In the fullness</text:p>
      <text:p text:style-name="P1">of their revelry, they fluttered, chirping and frolicking from bush to</text:p>
      <text:p text:style-name="P1">bush, and tree to tree, capricious from the very profusion and variety</text:p>
      <text:p text:style-name="P1">around them. There was the honest cock robin, the favorite game of</text:p>
      <text:p text:style-name="P1">stripling sportsmen, with its loud querulous note; and the twittering</text:p>
      <text:p text:style-name="P1">blackbirds flying in sable clouds; and the golden-winged woodpecker with</text:p>
      <text:p text:style-name="P1">his crimson crest, his broad black gorget, and splendid plumage; and the</text:p>
      <text:p text:style-name="P1">cedar bird, with its red-tipt wings and yellow-tipt tail and its little</text:p>
      <text:p text:style-name="P1">monteiro cap of feathers; and the blue jay, that noisy coxcomb, in his</text:p>
      <text:p text:style-name="P1">gay light blue coat and white underclothes, screaming and chattering,</text:p>
      <text:p text:style-name="P1">nodding and bobbing and bowing, and pretending to be on good terms with</text:p>
      <text:p text:style-name="P1">every songster of the grove.</text:p>
      <text:p text:style-name="P1"><text:soft-page-break/></text:p>
      <text:p text:style-name="P1">As Ichabod jogged slowly on his way, his eye, ever open to every symptom</text:p>
      <text:p text:style-name="P1">of culinary abundance, ranged with delight over the treasures of jolly</text:p>
      <text:p text:style-name="P1">autumn. On all sides he beheld vast store of apples; some hanging in</text:p>
      <text:p text:style-name="P1">oppressive opulence on the trees; some gathered into baskets and barrels</text:p>
      <text:p text:style-name="P1">for the market; others heaped up in rich piles for the cider-press.</text:p>
      <text:p text:style-name="P1">Farther on he beheld great fields of Indian corn, with its golden ears</text:p>
      <text:p text:style-name="P1">peeping from their leafy coverts, and holding out the promise of cakes</text:p>
      <text:p text:style-name="P1">and hasty-pudding; and the yellow pumpkins lying beneath them, turning</text:p>
      <text:p text:style-name="P1">up their fair round bellies to the sun, and giving ample prospects of</text:p>
      <text:p text:style-name="P1">the most luxurious of pies; and anon he passed the fragrant buckwheat</text:p>
      <text:p text:style-name="P1">fields breathing the odor of the beehive, and as he beheld them, soft</text:p>
      <text:p text:style-name="P1">anticipations stole over his mind of dainty slapjacks, well buttered,</text:p>
      <text:p text:style-name="P1">and garnished with honey or treacle, by the delicate little dimpled hand</text:p>
      <text:p text:style-name="P1">of Katrina Van Tassel.</text:p>
      <text:p text:style-name="P1"/>
      <text:p text:style-name="P1">Thus feeding his mind with many sweet thoughts and “sugared</text:p>
      <text:p text:style-name="P1">suppositions,” he journeyed along the sides of a range of hills which</text:p>
      <text:p text:style-name="P1">look out upon some of the goodliest scenes of the mighty Hudson. The sun</text:p>
      <text:p text:style-name="P1">gradually wheeled his broad disk down in the west. The wide bosom of the</text:p>
      <text:p text:style-name="P1">Tappan Zee lay motionless and glassy, excepting that here and there a</text:p>
      <text:p text:style-name="P1">gentle undulation waved and prolonged the blue shadow of the distant</text:p>
      <text:p text:style-name="P1">mountain. A few amber clouds floated in the sky, without a breath of air</text:p>
      <text:p text:style-name="P1">to move them. The horizon was of a fine golden tint, changing gradually</text:p>
      <text:p text:style-name="P1">into a pure apple green, and from that into the deep blue of the</text:p>
      <text:p text:style-name="P1">mid-heaven. A slanting ray lingered on the woody crests of the</text:p>
      <text:p text:style-name="P1">precipices that overhung some parts of the river, giving greater depth</text:p>
      <text:p text:style-name="P1">to the dark gray and purple of their rocky sides. A sloop was loitering</text:p>
      <text:p text:style-name="P1">in the distance, dropping slowly down with the tide, her sail hanging</text:p>
      <text:p text:style-name="P1">uselessly against the mast; and as the reflection of the sky gleamed</text:p>
      <text:p text:style-name="P1">along the still water, it seemed as if the vessel was suspended in the</text:p>
      <text:p text:style-name="P1">air.</text:p>
      <text:p text:style-name="P1"/>
      <text:p text:style-name="P1">It was toward evening that Ichabod arrived at the castle of the Heer</text:p>
      <text:p text:style-name="P1">Van Tassel, which he found thronged with the pride and flower of the</text:p>
      <text:p text:style-name="P1">adjacent country. Old farmers, a spare leathern-faced race, in homespun</text:p>
      <text:p text:style-name="P1">coats and breeches, blue stockings, huge shoes, and magnificent pewter</text:p>
      <text:p text:style-name="P1">buckles. Their brisk, withered little dames, in close-crimped caps,</text:p>
      <text:p text:style-name="P1">long-waisted short gowns, homespun petticoats, with scissors and</text:p>
      <text:p text:style-name="P1">pincushions, and gay calico pockets hanging on the outside. Buxom</text:p>
      <text:p text:style-name="P1">lasses, almost as antiquated as their mothers, excepting where a straw</text:p>
      <text:p text:style-name="P1">hat, a fine ribbon, or perhaps a white frock, gave symptoms of city</text:p>
      <text:p text:style-name="P1">innovation. The sons, in short square-skirted coats, with rows of</text:p>
      <text:p text:style-name="P1">stupendous brass buttons, and their hair generally queued in the fashion</text:p>
      <text:p text:style-name="P1">of the times, especially if they could procure an eel-skin for the</text:p>
      <text:p text:style-name="P1">purpose, it being esteemed throughout the country as a potent nourisher</text:p>
      <text:p text:style-name="P1">and strengthener of the hair.</text:p>
      <text:p text:style-name="P1"/>
      <text:p text:style-name="P1">Brom Bones, however, was the hero of the scene, having come to the</text:p>
      <text:p text:style-name="P1">gathering on his favorite steed Daredevil, a creature, like himself,</text:p>
      <text:p text:style-name="P1">full of mettle and mischief, and which no one but himself could manage.</text:p>
      <text:p text:style-name="P1">He was, in fact, noted for preferring vicious animals, given to all</text:p>
      <text:p text:style-name="P1">kinds of tricks which kept the rider in constant risk of his neck, for</text:p>
      <text:p text:style-name="P1">he held a tractable, well-broken horse as unworthy of a lad of spirit.</text:p>
      <text:p text:style-name="P1"/>
      <text:p text:style-name="P1">Fain would I pause to dwell upon the world of charms that burst upon</text:p>
      <text:p text:style-name="P1"><text:soft-page-break/>the enraptured gaze of my hero, as he entered the state parlor of Van</text:p>
      <text:p text:style-name="P1">Tassel’s mansion. Not those of the bevy of buxom lasses, with their</text:p>
      <text:p text:style-name="P1">luxurious display of red and white; but the ample charms of a genuine</text:p>
      <text:p text:style-name="P1">Dutch country tea-table, in the sumptuous time of autumn. Such heaped up</text:p>
      <text:p text:style-name="P1">platters of cakes of various and almost indescribable kinds, known only</text:p>
      <text:p text:style-name="P1">to experienced Dutch housewives! There was the doughty doughnut, the</text:p>
      <text:p text:style-name="P1">tender oly koek, and the crisp and crumbling cruller; sweet cakes and</text:p>
      <text:p text:style-name="P1">short cakes, ginger cakes and honey cakes, and the whole family of</text:p>
      <text:p text:style-name="P1">cakes. And then there were apple pies, and peach pies, and pumpkin pies;</text:p>
      <text:p text:style-name="P1">besides slices of ham and smoked beef; and moreover delectable dishes</text:p>
      <text:p text:style-name="P1">of preserved plums, and peaches, and pears, and quinces; not to mention</text:p>
      <text:p text:style-name="P1">broiled shad and roasted chickens; together with bowls of milk and</text:p>
      <text:p text:style-name="P1">cream, all mingled higgledy-piggledy, pretty much as I have enumerated</text:p>
      <text:p text:style-name="P1">them, with the motherly teapot sending up its clouds of vapor from the</text:p>
      <text:p text:style-name="P1">midst--Heaven bless the mark! I want breath and time to discuss this</text:p>
      <text:p text:style-name="P1">banquet as it deserves, and am too eager to get on with my story.</text:p>
      <text:p text:style-name="P1">Happily, Ichabod Crane was not in so great a hurry as his historian, but</text:p>
      <text:p text:style-name="P1">did ample justice to every dainty.</text:p>
      <text:p text:style-name="P1"/>
      <text:p text:style-name="P1">He was a kind and thankful creature, whose heart dilated in proportion</text:p>
      <text:p text:style-name="P1">as his skin was filled with good cheer, and whose spirits rose with</text:p>
      <text:p text:style-name="P1">eating, as some men’s do with drink. He could not help, too, rolling his</text:p>
      <text:p text:style-name="P1">large eyes round him as he ate, and chuckling with the possibility that</text:p>
      <text:p text:style-name="P1">he might one day be lord of all this scene of almost unimaginable luxury</text:p>
      <text:p text:style-name="P1">and splendor. Then, he thought, how soon he’d turn his back upon the old</text:p>
      <text:p text:style-name="P1">schoolhouse; snap his fingers in the face of Hans Van Ripper, and every</text:p>
      <text:p text:style-name="P1">other niggardly patron, and kick any itinerant pedagogue out of doors</text:p>
      <text:p text:style-name="P1">that should dare to call him comrade!</text:p>
      <text:p text:style-name="P1"/>
      <text:p text:style-name="P1">Old Baltus Van Tassel moved about among his guests with a face dilated</text:p>
      <text:p text:style-name="P1">with content and good humor, round and jolly as the harvest moon. His</text:p>
      <text:p text:style-name="P1">hospitable attentions were brief, but expressive, being confined to a</text:p>
      <text:p text:style-name="P1">shake of the hand, a slap on the shoulder, a loud laugh, and a pressing</text:p>
      <text:p text:style-name="P1">invitation to “fall to, and help themselves.”</text:p>
      <text:p text:style-name="P1"/>
      <text:p text:style-name="P1">And now the sound of the music from the common room, or hall, summoned</text:p>
      <text:p text:style-name="P1">to the dance. The musician was an old gray-headed negro, who had</text:p>
      <text:p text:style-name="P1">been the itinerant orchestra of the neighborhood for more than half a</text:p>
      <text:p text:style-name="P1">century. His instrument was as old and battered as himself. The greater</text:p>
      <text:p text:style-name="P1">part of the time he scraped on two or three strings, accompanying every</text:p>
      <text:p text:style-name="P1">movement of the bow with a motion of the head; bowing almost to the</text:p>
      <text:p text:style-name="P1">ground, and stamping with his foot whenever a fresh couple were to</text:p>
      <text:p text:style-name="P1">start.</text:p>
      <text:p text:style-name="P1"/>
      <text:p text:style-name="P1">Ichabod prided himself upon his dancing as much as upon his vocal</text:p>
      <text:p text:style-name="P1">powers. Not a limb, not a fibre about him was idle; and to have seen his</text:p>
      <text:p text:style-name="P1">loosely hung frame in full motion, and clattering about the room, you</text:p>
      <text:p text:style-name="P1">would have thought St. Vitus himself, that blessed patron of the dance,</text:p>
      <text:p text:style-name="P1">was figuring before you in person. He was the admiration of all the</text:p>
      <text:p text:style-name="P1">negroes; who, having gathered, of all ages and sizes, from the farm</text:p>
      <text:p text:style-name="P1">and the neighborhood, stood forming a pyramid of shining black faces at</text:p>
      <text:p text:style-name="P1">every door and window, gazing with delight at the scene, rolling their</text:p>
      <text:p text:style-name="P1">white eyeballs, and showing grinning rows of ivory from ear to ear. How</text:p>
      <text:p text:style-name="P1">could the flogger of urchins be otherwise than animated and joyous? The</text:p>
      <text:p text:style-name="P1">lady of his heart was his partner in the dance, and smiling graciously</text:p>
      <text:p text:style-name="P1">in reply to all his amorous oglings; while Brom Bones, sorely smitten</text:p>
      <text:p text:style-name="P1"><text:soft-page-break/>with love and jealousy, sat brooding by himself in one corner.</text:p>
      <text:p text:style-name="P1"/>
      <text:p text:style-name="P1">When the dance was at an end, Ichabod was attracted to a knot of the</text:p>
      <text:p text:style-name="P1">sager folks, who, with Old Van Tassel, sat smoking at one end of the</text:p>
      <text:p text:style-name="P1">piazza, gossiping over former times, and drawing out long stories about</text:p>
      <text:p text:style-name="P1">the war.</text:p>
      <text:p text:style-name="P1"/>
      <text:p text:style-name="P1">This neighborhood, at the time of which I am speaking, was one of those</text:p>
      <text:p text:style-name="P1">highly favored places which abound with chronicle and great men. The</text:p>
      <text:p text:style-name="P1">British and American line had run near it during the war; it had,</text:p>
      <text:p text:style-name="P1">therefore, been the scene of marauding and infested with refugees,</text:p>
      <text:p text:style-name="P1">cowboys, and all kinds of border chivalry. Just sufficient time had</text:p>
      <text:p text:style-name="P1">elapsed to enable each storyteller to dress up his tale with a little</text:p>
      <text:p text:style-name="P1">becoming fiction, and, in the indistinctness of his recollection, to</text:p>
      <text:p text:style-name="P1">make himself the hero of every exploit.</text:p>
      <text:p text:style-name="P1"/>
      <text:p text:style-name="P1">There was the story of Doffue Martling, a large blue-bearded Dutchman,</text:p>
      <text:p text:style-name="P1">who had nearly taken a British frigate with an old iron nine-pounder</text:p>
      <text:p text:style-name="P1">from a mud breastwork, only that his gun burst at the sixth discharge.</text:p>
      <text:p text:style-name="P1">And there was an old gentleman who shall be nameless, being too rich</text:p>
      <text:p text:style-name="P1">a mynheer to be lightly mentioned, who, in the battle of White Plains,</text:p>
      <text:p text:style-name="P1">being an excellent master of defence, parried a musket-ball with a small</text:p>
      <text:p text:style-name="P1">sword, insomuch that he absolutely felt it whiz round the blade, and</text:p>
      <text:p text:style-name="P1">glance off at the hilt; in proof of which he was ready at any time to</text:p>
      <text:p text:style-name="P1">show the sword, with the hilt a little bent. There were several more</text:p>
      <text:p text:style-name="P1">that had been equally great in the field, not one of whom but was</text:p>
      <text:p text:style-name="P1">persuaded that he had a considerable hand in bringing the war to a happy</text:p>
      <text:p text:style-name="P1">termination.</text:p>
      <text:p text:style-name="P1"/>
      <text:p text:style-name="P1">But all these were nothing to the tales of ghosts and apparitions that</text:p>
      <text:p text:style-name="P1">succeeded. The neighborhood is rich in legendary treasures of the</text:p>
      <text:p text:style-name="P1">kind. Local tales and superstitions thrive best in these sheltered,</text:p>
      <text:p text:style-name="P1">long-settled retreats; but are trampled under foot by the shifting</text:p>
      <text:p text:style-name="P1">throng that forms the population of most of our country places. Besides,</text:p>
      <text:p text:style-name="P1">there is no encouragement for ghosts in most of our villages, for they</text:p>
      <text:p text:style-name="P1">have scarcely had time to finish their first nap and turn themselves in</text:p>
      <text:p text:style-name="P1">their graves, before their surviving friends have travelled away from</text:p>
      <text:p text:style-name="P1">the neighborhood; so that when they turn out at night to walk their</text:p>
      <text:p text:style-name="P1">rounds, they have no acquaintance left to call upon. This is perhaps the</text:p>
      <text:p text:style-name="P1">reason why we so seldom hear of ghosts except in our long-established</text:p>
      <text:p text:style-name="P1">Dutch communities.</text:p>
      <text:p text:style-name="P1"/>
      <text:p text:style-name="P1">The immediate cause, however, of the prevalence of supernatural stories</text:p>
      <text:p text:style-name="P1">in these parts, was doubtless owing to the vicinity of Sleepy Hollow.</text:p>
      <text:p text:style-name="P1">There was a contagion in the very air that blew from that haunted</text:p>
      <text:p text:style-name="P1">region; it breathed forth an atmosphere of dreams and fancies infecting</text:p>
      <text:p text:style-name="P1">all the land. Several of the Sleepy Hollow people were present at</text:p>
      <text:p text:style-name="P1">Van Tassel’s, and, as usual, were doling out their wild and wonderful</text:p>
      <text:p text:style-name="P1">legends. Many dismal tales were told about funeral trains, and mourning</text:p>
      <text:p text:style-name="P1">cries and wailings heard and seen about the great tree where the</text:p>
      <text:p text:style-name="P1">unfortunate Major André was taken, and which stood in the neighborhood.</text:p>
      <text:p text:style-name="P1">Some mention was made also of the woman in white, that haunted the</text:p>
      <text:p text:style-name="P1">dark glen at Raven Rock, and was often heard to shriek on winter nights</text:p>
      <text:p text:style-name="P1">before a storm, having perished there in the snow. The chief part of the</text:p>
      <text:p text:style-name="P1">stories, however, turned upon the favorite spectre of Sleepy Hollow, the</text:p>
      <text:p text:style-name="P1">Headless Horseman, who had been heard several times of late, patrolling</text:p>
      <text:p text:style-name="P1"><text:soft-page-break/>the country; and, it was said, tethered his horse nightly among the</text:p>
      <text:p text:style-name="P1">graves in the churchyard.</text:p>
      <text:p text:style-name="P1"/>
      <text:p text:style-name="P1">The sequestered situation of this church seems always to have made it a</text:p>
      <text:p text:style-name="P1">favorite haunt of troubled spirits. It stands on a knoll, surrounded by</text:p>
      <text:p text:style-name="P1">locust-trees and lofty elms, from among which its decent, whitewashed</text:p>
      <text:p text:style-name="P1">walls shine modestly forth, like Christian purity beaming through the</text:p>
      <text:p text:style-name="P1">shades of retirement. A gentle slope descends from it to a silver sheet</text:p>
      <text:p text:style-name="P1">of water, bordered by high trees, between which, peeps may be caught at</text:p>
      <text:p text:style-name="P1">the blue hills of the Hudson. To look upon its grass-grown yard, where</text:p>
      <text:p text:style-name="P1">the sunbeams seem to sleep so quietly, one would think that there at</text:p>
      <text:p text:style-name="P1">least the dead might rest in peace. On one side of the church extends a</text:p>
      <text:p text:style-name="P1">wide woody dell, along which raves a large brook among broken rocks and</text:p>
      <text:p text:style-name="P1">trunks of fallen trees. Over a deep black part of the stream, not far</text:p>
      <text:p text:style-name="P1">from the church, was formerly thrown a wooden bridge; the road that led</text:p>
      <text:p text:style-name="P1">to it, and the bridge itself, were thickly shaded by overhanging trees,</text:p>
      <text:p text:style-name="P1">which cast a gloom about it, even in the daytime; but occasioned a</text:p>
      <text:p text:style-name="P1">fearful darkness at night. Such was one of the favorite haunts of</text:p>
      <text:p text:style-name="P1">the Headless Horseman, and the place where he was most frequently</text:p>
      <text:p text:style-name="P1">encountered. The tale was told of old Brouwer, a most heretical</text:p>
      <text:p text:style-name="P1">disbeliever in ghosts, how he met the Horseman returning from his foray</text:p>
      <text:p text:style-name="P1">into Sleepy Hollow, and was obliged to get up behind him; how they</text:p>
      <text:p text:style-name="P1">galloped over bush and brake, over hill and swamp, until they reached</text:p>
      <text:p text:style-name="P1">the bridge; when the Horseman suddenly turned into a skeleton, threw old</text:p>
      <text:p text:style-name="P1">Brouwer into the brook, and sprang away over the tree-tops with a clap</text:p>
      <text:p text:style-name="P1">of thunder.</text:p>
      <text:p text:style-name="P1"/>
      <text:p text:style-name="P1">This story was immediately matched by a thrice marvellous adventure of</text:p>
      <text:p text:style-name="P1">Brom Bones, who made light of the Galloping Hessian as an arrant jockey.</text:p>
      <text:p text:style-name="P1">He affirmed that on returning one night from the neighboring village of</text:p>
      <text:p text:style-name="P1">Sing Sing, he had been overtaken by this midnight trooper; that he had</text:p>
      <text:p text:style-name="P1">offered to race with him for a bowl of punch, and should have won it</text:p>
      <text:p text:style-name="P1">too, for Daredevil beat the goblin horse all hollow, but just as they</text:p>
      <text:p text:style-name="P1">came to the church bridge, the Hessian bolted, and vanished in a flash</text:p>
      <text:p text:style-name="P1">of fire.</text:p>
      <text:p text:style-name="P1"/>
      <text:p text:style-name="P1">All these tales, told in that drowsy undertone with which men talk in</text:p>
      <text:p text:style-name="P1">the dark, the countenances of the listeners only now and then receiving</text:p>
      <text:p text:style-name="P1">a casual gleam from the glare of a pipe, sank deep in the mind of</text:p>
      <text:p text:style-name="P1">Ichabod. He repaid them in kind with large extracts from his invaluable</text:p>
      <text:p text:style-name="P1">author, Cotton Mather, and added many marvellous events that had taken</text:p>
      <text:p text:style-name="P1">place in his native State of Connecticut, and fearful sights which he</text:p>
      <text:p text:style-name="P1">had seen in his nightly walks about Sleepy Hollow.</text:p>
      <text:p text:style-name="P1"/>
      <text:p text:style-name="P1">The revel now gradually broke up. The old farmers gathered together</text:p>
      <text:p text:style-name="P1">their families in their wagons, and were heard for some time rattling</text:p>
      <text:p text:style-name="P1">along the hollow roads, and over the distant hills. Some of the</text:p>
      <text:p text:style-name="P1">damsels mounted on pillions behind their favorite swains, and their</text:p>
      <text:p text:style-name="P1">light-hearted laughter, mingling with the clatter of hoofs, echoed along</text:p>
      <text:p text:style-name="P1">the silent woodlands, sounding fainter and fainter, until they gradually</text:p>
      <text:p text:style-name="P1">died away,--and the late scene of noise and frolic was all silent and</text:p>
      <text:p text:style-name="P1">deserted. Ichabod only lingered behind, according to the custom of</text:p>
      <text:p text:style-name="P1">country lovers, to have a tête-à-tête with the heiress; fully convinced</text:p>
      <text:p text:style-name="P1">that he was now on the high road to success. What passed at this</text:p>
      <text:p text:style-name="P1">interview I will not pretend to say, for in fact I do not know.</text:p>
      <text:p text:style-name="P1">Something, however, I fear me, must have gone wrong, for he certainly</text:p>
      <text:p text:style-name="P1"><text:soft-page-break/>sallied forth, after no very great interval, with an air quite desolate</text:p>
      <text:p text:style-name="P1">and chapfallen. Oh, these women! these women! Could that girl have been</text:p>
      <text:p text:style-name="P1">playing off any of her coquettish tricks? Was her encouragement of the</text:p>
      <text:p text:style-name="P1">poor pedagogue all a mere sham to secure her conquest of his rival?</text:p>
      <text:p text:style-name="P1">Heaven only knows, not I! Let it suffice to say, Ichabod stole forth</text:p>
      <text:p text:style-name="P1">with the air of one who had been sacking a henroost, rather than a fair</text:p>
      <text:p text:style-name="P1">lady’s heart. Without looking to the right or left to notice the scene</text:p>
      <text:p text:style-name="P1">of rural wealth, on which he had so often gloated, he went straight to</text:p>
      <text:p text:style-name="P1">the stable, and with several hearty cuffs and kicks roused his steed</text:p>
      <text:p text:style-name="P1">most uncourteously from the comfortable quarters in which he was soundly</text:p>
      <text:p text:style-name="P1">sleeping, dreaming of mountains of corn and oats, and whole valleys of</text:p>
      <text:p text:style-name="P1">timothy and clover.</text:p>
      <text:p text:style-name="P1"/>
      <text:p text:style-name="P1">It was the very witching time of night that Ichabod, heavy-hearted and</text:p>
      <text:p text:style-name="P1">crestfallen, pursued his travels homewards, along the sides of the</text:p>
      <text:p text:style-name="P1">lofty hills which rise above Tarry Town, and which he had traversed so</text:p>
      <text:p text:style-name="P1">cheerily in the afternoon. The hour was as dismal as himself. Far below</text:p>
      <text:p text:style-name="P1">him the Tappan Zee spread its dusky and indistinct waste of waters, with</text:p>
      <text:p text:style-name="P1">here and there the tall mast of a sloop, riding quietly at anchor under</text:p>
      <text:p text:style-name="P1">the land. In the dead hush of midnight, he could even hear the barking</text:p>
      <text:p text:style-name="P1">of the watchdog from the opposite shore of the Hudson; but it was</text:p>
      <text:p text:style-name="P1">so vague and faint as only to give an idea of his distance from this</text:p>
      <text:p text:style-name="P1">faithful companion of man. Now and then, too, the long-drawn crowing</text:p>
      <text:p text:style-name="P1">of a cock, accidentally awakened, would sound far, far off, from some</text:p>
      <text:p text:style-name="P1">farmhouse away among the hills--but it was like a dreaming sound in his</text:p>
      <text:p text:style-name="P1">ear. No signs of life occurred near him, but occasionally the melancholy</text:p>
      <text:p text:style-name="P1">chirp of a cricket, or perhaps the guttural twang of a bullfrog from a</text:p>
      <text:p text:style-name="P1">neighboring marsh, as if sleeping uncomfortably and turning suddenly in</text:p>
      <text:p text:style-name="P1">his bed.</text:p>
      <text:p text:style-name="P1"/>
      <text:p text:style-name="P1">All the stories of ghosts and goblins that he had heard in the afternoon</text:p>
      <text:p text:style-name="P1">now came crowding upon his recollection. The night grew darker and</text:p>
      <text:p text:style-name="P1">darker; the stars seemed to sink deeper in the sky, and driving clouds</text:p>
      <text:p text:style-name="P1">occasionally hid them from his sight. He had never felt so lonely and</text:p>
      <text:p text:style-name="P1">dismal. He was, moreover, approaching the very place where many of the</text:p>
      <text:p text:style-name="P1">scenes of the ghost stories had been laid. In the centre of the road</text:p>
      <text:p text:style-name="P1">stood an enormous tulip-tree, which towered like a giant above all the</text:p>
      <text:p text:style-name="P1">other trees of the neighborhood, and formed a kind of landmark. Its</text:p>
      <text:p text:style-name="P1">limbs were gnarled and fantastic, large enough to form trunks for</text:p>
      <text:p text:style-name="P1">ordinary trees, twisting down almost to the earth, and rising again into</text:p>
      <text:p text:style-name="P1">the air. It was connected with the tragical story of the unfortunate</text:p>
      <text:p text:style-name="P1">André, who had been taken prisoner hard by; and was universally known</text:p>
      <text:p text:style-name="P1">by the name of Major André’s tree. The common people regarded it with a</text:p>
      <text:p text:style-name="P1">mixture of respect and superstition, partly out of sympathy for the</text:p>
      <text:p text:style-name="P1">fate of its ill-starred namesake, and partly from the tales of strange</text:p>
      <text:p text:style-name="P1">sights, and doleful lamentations, told concerning it.</text:p>
      <text:p text:style-name="P1"/>
      <text:p text:style-name="P1">As Ichabod approached this fearful tree, he began to whistle; he thought</text:p>
      <text:p text:style-name="P1">his whistle was answered; it was but a blast sweeping sharply through</text:p>
      <text:p text:style-name="P1">the dry branches. As he approached a little nearer, he thought he saw</text:p>
      <text:p text:style-name="P1">something white, hanging in the midst of the tree: he paused and ceased</text:p>
      <text:p text:style-name="P1">whistling but, on looking more narrowly, perceived that it was a place</text:p>
      <text:p text:style-name="P1">where the tree had been scathed by lightning, and the white wood laid</text:p>
      <text:p text:style-name="P1">bare. Suddenly he heard a groan--his teeth chattered, and his knees</text:p>
      <text:p text:style-name="P1">smote against the saddle: it was but the rubbing of one huge bough upon</text:p>
      <text:p text:style-name="P1">another, as they were swayed about by the breeze. He passed the tree in</text:p>
      <text:p text:style-name="P1"><text:soft-page-break/>safety, but new perils lay before him.</text:p>
      <text:p text:style-name="P1"/>
      <text:p text:style-name="P1">About two hundred yards from the tree, a small brook crossed the road,</text:p>
      <text:p text:style-name="P1">and ran into a marshy and thickly-wooded glen, known by the name of</text:p>
      <text:p text:style-name="P1">Wiley’s Swamp. A few rough logs, laid side by side, served for a bridge</text:p>
      <text:p text:style-name="P1">over this stream. On that side of the road where the brook entered the</text:p>
      <text:p text:style-name="P1">wood, a group of oaks and chestnuts, matted thick with wild grape-vines,</text:p>
      <text:p text:style-name="P1">threw a cavernous gloom over it. To pass this bridge was the severest</text:p>
      <text:p text:style-name="P1">trial. It was at this identical spot that the unfortunate André was</text:p>
      <text:p text:style-name="P1">captured, and under the covert of those chestnuts and vines were the</text:p>
      <text:p text:style-name="P1">sturdy yeomen concealed who surprised him. This has ever since been</text:p>
      <text:p text:style-name="P1">considered a haunted stream, and fearful are the feelings of the</text:p>
      <text:p text:style-name="P1">schoolboy who has to pass it alone after dark.</text:p>
      <text:p text:style-name="P1"/>
      <text:p text:style-name="P1">As he approached the stream, his heart began to thump; he summoned up,</text:p>
      <text:p text:style-name="P1">however, all his resolution, gave his horse half a score of kicks in the</text:p>
      <text:p text:style-name="P1">ribs, and attempted to dash briskly across the bridge; but instead of</text:p>
      <text:p text:style-name="P1">starting forward, the perverse old animal made a lateral movement, and</text:p>
      <text:p text:style-name="P1">ran broadside against the fence. Ichabod, whose fears increased with the</text:p>
      <text:p text:style-name="P1">delay, jerked the reins on the other side, and kicked lustily with the</text:p>
      <text:p text:style-name="P1">contrary foot: it was all in vain; his steed started, it is true, but</text:p>
      <text:p text:style-name="P1">it was only to plunge to the opposite side of the road into a thicket of</text:p>
      <text:p text:style-name="P1">brambles and alder bushes. The schoolmaster now bestowed both whip and</text:p>
      <text:p text:style-name="P1">heel upon the starveling ribs of old Gunpowder, who dashed forward,</text:p>
      <text:p text:style-name="P1">snuffling and snorting, but came to a stand just by the bridge, with a</text:p>
      <text:p text:style-name="P1">suddenness that had nearly sent his rider sprawling over his head.</text:p>
      <text:p text:style-name="P1">Just at this moment a plashy tramp by the side of the bridge caught the</text:p>
      <text:p text:style-name="P1">sensitive ear of Ichabod. In the dark shadow of the grove, on the margin</text:p>
      <text:p text:style-name="P1">of the brook, he beheld something huge, misshapen and towering. It</text:p>
      <text:p text:style-name="P1">stirred not, but seemed gathered up in the gloom, like some gigantic</text:p>
      <text:p text:style-name="P1">monster ready to spring upon the traveller.</text:p>
      <text:p text:style-name="P1"/>
      <text:p text:style-name="P1">The hair of the affrighted pedagogue rose upon his head with terror.</text:p>
      <text:p text:style-name="P1">What was to be done? To turn and fly was now too late; and besides,</text:p>
      <text:p text:style-name="P1">what chance was there of escaping ghost or goblin, if such it was, which</text:p>
      <text:p text:style-name="P1">could ride upon the wings of the wind? Summoning up, therefore, a</text:p>
      <text:p text:style-name="P1">show of courage, he demanded in stammering accents, “Who are you?”</text:p>
      <text:p text:style-name="P1"><text:s/>He received no reply. He repeated his demand in a still more agitated</text:p>
      <text:p text:style-name="P1">voice. Still there was no answer. Once more he cudgelled the sides</text:p>
      <text:p text:style-name="P1">of the inflexible Gunpowder, and, shutting his eyes, broke forth with</text:p>
      <text:p text:style-name="P1">involuntary fervor into a psalm tune. Just then the shadowy object of</text:p>
      <text:p text:style-name="P1">alarm put itself in motion, and with a scramble and a bound stood at</text:p>
      <text:p text:style-name="P1">once in the middle of the road. Though the night was dark and dismal,</text:p>
      <text:p text:style-name="P1">yet the form of the unknown might now in some degree be ascertained. He</text:p>
      <text:p text:style-name="P1">appeared to be a horseman of large dimensions, and mounted on a black</text:p>
      <text:p text:style-name="P1">horse of powerful frame. He made no offer of molestation or sociability,</text:p>
      <text:p text:style-name="P1">but kept aloof on one side of the road, jogging along on the blind side</text:p>
      <text:p text:style-name="P1">of old Gunpowder, who had now got over his fright and waywardness.</text:p>
      <text:p text:style-name="P1"/>
      <text:p text:style-name="P1">Ichabod, who had no relish for this strange midnight companion, and</text:p>
      <text:p text:style-name="P1">bethought himself of the adventure of Brom Bones with the Galloping</text:p>
      <text:p text:style-name="P1">Hessian, now quickened his steed in hopes of leaving him behind. The</text:p>
      <text:p text:style-name="P1">stranger, however, quickened his horse to an equal pace. Ichabod pulled</text:p>
      <text:p text:style-name="P1">up, and fell into a walk, thinking to lag behind,--the other did the</text:p>
      <text:p text:style-name="P1">same. His heart began to sink within him; he endeavored to resume his</text:p>
      <text:p text:style-name="P1">psalm tune, but his parched tongue clove to the roof of his mouth, and</text:p>
      <text:p text:style-name="P1"><text:soft-page-break/>he could not utter a stave. There was something in the moody and</text:p>
      <text:p text:style-name="P1">dogged silence of this pertinacious companion that was mysterious and</text:p>
      <text:p text:style-name="P1">appalling. It was soon fearfully accounted for. On mounting a rising</text:p>
      <text:p text:style-name="P1">ground, which brought the figure of his fellow-traveller in relief</text:p>
      <text:p text:style-name="P1">against the sky, gigantic in height, and muffled in a cloak, Ichabod was</text:p>
      <text:p text:style-name="P1">horror-struck on perceiving that he was headless!--but his horror was</text:p>
      <text:p text:style-name="P1">still more increased on observing that the head, which should have</text:p>
      <text:p text:style-name="P1">rested on his shoulders, was carried before him on the pommel of his</text:p>
      <text:p text:style-name="P1">saddle! His terror rose to desperation; he rained a shower of kicks and</text:p>
      <text:p text:style-name="P1">blows upon Gunpowder, hoping by a sudden movement to give his companion</text:p>
      <text:p text:style-name="P1">the slip; but the spectre started full jump with him. Away, then, they</text:p>
      <text:p text:style-name="P1">dashed through thick and thin; stones flying and sparks flashing at</text:p>
      <text:p text:style-name="P1">every bound. Ichabod’s flimsy garments fluttered in the air, as</text:p>
      <text:p text:style-name="P1">he stretched his long lank body away over his horse’s head, in the</text:p>
      <text:p text:style-name="P1">eagerness of his flight.</text:p>
      <text:p text:style-name="P1"/>
      <text:p text:style-name="P1">They had now reached the road which turns off to Sleepy Hollow; but</text:p>
      <text:p text:style-name="P1">Gunpowder, who seemed possessed with a demon, instead of keeping up it,</text:p>
      <text:p text:style-name="P1">made an opposite turn, and plunged headlong downhill to the left. This</text:p>
      <text:p text:style-name="P1">road leads through a sandy hollow shaded by trees for about a quarter</text:p>
      <text:p text:style-name="P1">of a mile, where it crosses the bridge famous in goblin story; and just</text:p>
      <text:p text:style-name="P1">beyond swells the green knoll on which stands the whitewashed church.</text:p>
      <text:p text:style-name="P1"/>
      <text:p text:style-name="P1">As yet the panic of the steed had given his unskilful rider an apparent</text:p>
      <text:p text:style-name="P1">advantage in the chase, but just as he had got half way through the</text:p>
      <text:p text:style-name="P1">hollow, the girths of the saddle gave way, and he felt it slipping from</text:p>
      <text:p text:style-name="P1">under him. He seized it by the pommel, and endeavored to hold it firm,</text:p>
      <text:p text:style-name="P1">but in vain; and had just time to save himself by clasping old Gunpowder</text:p>
      <text:p text:style-name="P1">round the neck, when the saddle fell to the earth, and he heard it</text:p>
      <text:p text:style-name="P1">trampled under foot by his pursuer. For a moment the terror of Hans Van</text:p>
      <text:p text:style-name="P1">Ripper’s wrath passed across his mind,--for it was his Sunday saddle;</text:p>
      <text:p text:style-name="P1">but this was no time for petty fears; the goblin was hard on his</text:p>
      <text:p text:style-name="P1">haunches; and (unskilful rider that he was!) he had much ado to maintain</text:p>
      <text:p text:style-name="P1">his seat; sometimes slipping on one side, sometimes on another, and</text:p>
      <text:p text:style-name="P1">sometimes jolted on the high ridge of his horse’s backbone, with a</text:p>
      <text:p text:style-name="P1">violence that he verily feared would cleave him asunder.</text:p>
      <text:p text:style-name="P1"/>
      <text:p text:style-name="P1">An opening in the trees now cheered him with the hopes that the church</text:p>
      <text:p text:style-name="P1">bridge was at hand. The wavering reflection of a silver star in the</text:p>
      <text:p text:style-name="P1">bosom of the brook told him that he was not mistaken. He saw the walls</text:p>
      <text:p text:style-name="P1">of the church dimly glaring under the trees beyond. He recollected the</text:p>
      <text:p text:style-name="P1">place where Brom Bones’s ghostly competitor had disappeared. “If I can</text:p>
      <text:p text:style-name="P1">but reach that bridge,” thought Ichabod, “I am safe.” Just then he heard</text:p>
      <text:p text:style-name="P1">the black steed panting and blowing close behind him; he even fancied</text:p>
      <text:p text:style-name="P1">that he felt his hot breath. Another convulsive kick in the ribs, and</text:p>
      <text:p text:style-name="P1">old Gunpowder sprang upon the bridge; he thundered over the resounding</text:p>
      <text:p text:style-name="P1">planks; he gained the opposite side; and now Ichabod cast a look behind</text:p>
      <text:p text:style-name="P1">to see if his pursuer should vanish, according to rule, in a flash of</text:p>
      <text:p text:style-name="P1">fire and brimstone. Just then he saw the goblin rising in his stirrups,</text:p>
      <text:p text:style-name="P1">and in the very act of hurling his head at him. Ichabod endeavored to</text:p>
      <text:p text:style-name="P1">dodge the horrible missile, but too late. It encountered his cranium</text:p>
      <text:p text:style-name="P1">with a tremendous crash,--he was tumbled headlong into the dust, and</text:p>
      <text:p text:style-name="P1">Gunpowder, the black steed, and the goblin rider, passed by like a</text:p>
      <text:p text:style-name="P1">whirlwind.</text:p>
      <text:p text:style-name="P1"/>
      <text:p text:style-name="P1">The next morning the old horse was found without his saddle, and with</text:p>
      <text:p text:style-name="P1"><text:soft-page-break/>the bridle under his feet, soberly cropping the grass at his master’s</text:p>
      <text:p text:style-name="P1">gate. Ichabod did not make his appearance at breakfast; dinner-hour</text:p>
      <text:p text:style-name="P1">came, but no Ichabod. The boys assembled at the schoolhouse, and</text:p>
      <text:p text:style-name="P1">strolled idly about the banks of the brook; but no schoolmaster. Hans</text:p>
      <text:p text:style-name="P1">Van Ripper now began to feel some uneasiness about the fate of poor</text:p>
      <text:p text:style-name="P1">Ichabod, and his saddle. An inquiry was set on foot, and after diligent</text:p>
      <text:p text:style-name="P1">investigation they came upon his traces. In one part of the road leading</text:p>
      <text:p text:style-name="P1">to the church was found the saddle trampled in the dirt; the tracks of</text:p>
      <text:p text:style-name="P1">horses’ hoofs deeply dented in the road, and evidently at furious speed,</text:p>
      <text:p text:style-name="P1">were traced to the bridge, beyond which, on the bank of a broad part of</text:p>
      <text:p text:style-name="P1">the brook, where the water ran deep and black, was found the hat of the</text:p>
      <text:p text:style-name="P1">unfortunate Ichabod, and close beside it a shattered pumpkin.</text:p>
      <text:p text:style-name="P1"/>
      <text:p text:style-name="P1">The brook was searched, but the body of the schoolmaster was not to</text:p>
      <text:p text:style-name="P1">be discovered. Hans Van Ripper as executor of his estate, examined the</text:p>
      <text:p text:style-name="P1">bundle which contained all his worldly effects. They consisted of two</text:p>
      <text:p text:style-name="P1">shirts and a half; two stocks for the neck; a pair or two of worsted</text:p>
      <text:p text:style-name="P1">stockings; an old pair of corduroy small-clothes; a rusty razor; a book</text:p>
      <text:p text:style-name="P1">of psalm tunes full of dog’s-ears; and a broken pitch-pipe. As to the</text:p>
      <text:p text:style-name="P1">books and furniture of the schoolhouse, they belonged to the community,</text:p>
      <text:p text:style-name="P1">excepting Cotton Mather’s “History of Witchcraft,” a “New England</text:p>
      <text:p text:style-name="P1">Almanac,” and a book of dreams and fortune-telling; in which last was</text:p>
      <text:p text:style-name="P1">a sheet of foolscap much scribbled and blotted in several fruitless</text:p>
      <text:p text:style-name="P1">attempts to make a copy of verses in honor of the heiress of Van Tassel.</text:p>
      <text:p text:style-name="P1">These magic books and the poetic scrawl were forthwith consigned to the</text:p>
      <text:p text:style-name="P1">flames by Hans Van Ripper; who, from that time forward, determined to</text:p>
      <text:p text:style-name="P1">send his children no more to school, observing that he never knew</text:p>
      <text:p text:style-name="P1">any good come of this same reading and writing. Whatever money the</text:p>
      <text:p text:style-name="P1">schoolmaster possessed, and he had received his quarter’s pay but a</text:p>
      <text:p text:style-name="P1">day or two before, he must have had about his person at the time of his</text:p>
      <text:p text:style-name="P1">disappearance.</text:p>
      <text:p text:style-name="P1"/>
      <text:p text:style-name="P1">The mysterious event caused much speculation at the church on the</text:p>
      <text:p text:style-name="P1">following Sunday. Knots of gazers and gossips were collected in the</text:p>
      <text:p text:style-name="P1">churchyard, at the bridge, and at the spot where the hat and pumpkin</text:p>
      <text:p text:style-name="P1">had been found. The stories of Brouwer, of Bones, and a whole budget of</text:p>
      <text:p text:style-name="P1">others were called to mind; and when they had diligently considered them</text:p>
      <text:p text:style-name="P1">all, and compared them with the symptoms of the present case, they shook</text:p>
      <text:p text:style-name="P1">their heads, and came to the conclusion that Ichabod had been carried</text:p>
      <text:p text:style-name="P1">off by the Galloping Hessian. As he was a bachelor, and in nobody’s</text:p>
      <text:p text:style-name="P1">debt, nobody troubled his head any more about him; the school was</text:p>
      <text:p text:style-name="P1">removed to a different quarter of the hollow, and another pedagogue</text:p>
      <text:p text:style-name="P1">reigned in his stead.</text:p>
      <text:p text:style-name="P1"/>
      <text:p text:style-name="P1">It is true, an old farmer, who had been down to New York on a visit</text:p>
      <text:p text:style-name="P1">several years after, and from whom this account of the ghostly adventure</text:p>
      <text:p text:style-name="P1">was received, brought home the intelligence that Ichabod Crane was still</text:p>
      <text:p text:style-name="P1">alive; that he had left the neighborhood partly through fear of the</text:p>
      <text:p text:style-name="P1">goblin and Hans Van Ripper, and partly in mortification at having been</text:p>
      <text:p text:style-name="P1">suddenly dismissed by the heiress; that he had changed his quarters to a</text:p>
      <text:p text:style-name="P1">distant part of the country; had kept school and studied law at the same</text:p>
      <text:p text:style-name="P1">time; had been admitted to the bar; turned politician; electioneered;</text:p>
      <text:p text:style-name="P1">written for the newspapers; and finally had been made a justice of</text:p>
      <text:p text:style-name="P1">the Ten Pound Court. Brom Bones, too, who, shortly after his rival’s</text:p>
      <text:p text:style-name="P1">disappearance conducted the blooming Katrina in triumph to the altar,</text:p>
      <text:p text:style-name="P1">was observed to look exceedingly knowing whenever the story of Ichabod</text:p>
      <text:p text:style-name="P1"><text:soft-page-break/>was related, and always burst into a hearty laugh at the mention of the</text:p>
      <text:p text:style-name="P1">pumpkin; which led some to suspect that he knew more about the matter</text:p>
      <text:p text:style-name="P1">than he chose to tell.</text:p>
      <text:p text:style-name="P1"/>
      <text:p text:style-name="P1">The old country wives, however, who are the best judges of these</text:p>
      <text:p text:style-name="P1">matters, maintain to this day that Ichabod was spirited away by</text:p>
      <text:p text:style-name="P1">supernatural means; and it is a favorite story often told about the</text:p>
      <text:p text:style-name="P1">neighborhood round the winter evening fire. The bridge became more than</text:p>
      <text:p text:style-name="P1">ever an object of superstitious awe; and that may be the reason why the</text:p>
      <text:p text:style-name="P1">road has been altered of late years, so as to approach the church by</text:p>
      <text:p text:style-name="P1">the border of the millpond. The schoolhouse being deserted soon fell to</text:p>
      <text:p text:style-name="P1">decay, and was reported to be haunted by the ghost of the unfortunate</text:p>
      <text:p text:style-name="P1">pedagogue and the plowboy, loitering homeward of a still summer evening,</text:p>
      <text:p text:style-name="P1">has often fancied his voice at a distance, chanting a melancholy psalm</text:p>
      <text:p text:style-name="P1">tune among the tranquil solitudes of Sleepy Hollow.</text:p>
      <text:p text:style-name="P1"/>
      <text:p text:style-name="P1"/>
      <text:p text:style-name="P1"/>
      <text:p text:style-name="P1">POSTSCRIPT.</text:p>
      <text:p text:style-name="P1"/>
      <text:p text:style-name="P1">FOUND IN THE HANDWRITING OF MR. KNICKERBOCKER.</text:p>
      <text:p text:style-name="P1"/>
      <text:p text:style-name="P1">The preceding tale is given almost in the precise words in which I</text:p>
      <text:p text:style-name="P1">heard it related at a Corporation meeting at the ancient city of</text:p>
      <text:p text:style-name="P1">Manhattoes, at which were present many of its sagest and most</text:p>
      <text:p text:style-name="P1">illustrious burghers. The narrator was a pleasant, shabby, gentlemanly</text:p>
      <text:p text:style-name="P1">old fellow, in pepper-and-salt clothes, with a sadly humourous face,</text:p>
      <text:p text:style-name="P1">and one whom I strongly suspected of being poor--he made such efforts</text:p>
      <text:p text:style-name="P1">to be entertaining. When his story was concluded, there was much</text:p>
      <text:p text:style-name="P1">laughter and approbation, particularly from two or three deputy</text:p>
      <text:p text:style-name="P1">aldermen, who had been asleep the greater part of the time. There was,</text:p>
      <text:p text:style-name="P1">however, one tall, dry-looking old gentleman, with beetling eyebrows,</text:p>
      <text:p text:style-name="P1">who maintained a grave and rather severe face throughout, now and then</text:p>
      <text:p text:style-name="P1">folding his arms, inclining his head, and looking down upon the floor,</text:p>
      <text:p text:style-name="P1">as if turning a doubt over in his mind. He was one of your wary men,</text:p>
      <text:p text:style-name="P1">who never laugh but upon good grounds--when they have reason and law on</text:p>
      <text:p text:style-name="P1">their side. When the mirth of the rest of the company had subsided, and</text:p>
      <text:p text:style-name="P1">silence was restored, he leaned one arm on the elbow of his chair, and</text:p>
      <text:p text:style-name="P1">sticking the other akimbo, demanded, with a slight, but exceedingly</text:p>
      <text:p text:style-name="P1">sage motion of the head, and contraction of the brow, what was the</text:p>
      <text:p text:style-name="P1">moral of the story, and what it went to prove?</text:p>
      <text:p text:style-name="P1"/>
      <text:p text:style-name="P1">The story-teller, who was just putting a glass of wine to his lips, as</text:p>
      <text:p text:style-name="P1">a refreshment after his toils, paused for a moment, looked at his</text:p>
      <text:p text:style-name="P1">inquirer with an air of infinite deference, and, lowering the glass</text:p>
      <text:p text:style-name="P1">slowly to the table, observed that the story was intended most</text:p>
      <text:p text:style-name="P1">logically to prove--</text:p>
      <text:p text:style-name="P1"/>
      <text:p text:style-name="P1">“That there is no situation in life but has its advantages and</text:p>
      <text:p text:style-name="P1">pleasures--provided we will but take a joke as we find it:</text:p>
      <text:p text:style-name="P1"/>
      <text:p text:style-name="P1">“That, therefore, he that runs races with goblin troopers is likely to</text:p>
      <text:p text:style-name="P1">have rough riding of it.</text:p>
      <text:p text:style-name="P1"/>
      <text:p text:style-name="P1">“Ergo, for a country schoolmaster to be refused the hand of a Dutch</text:p>
      <text:p text:style-name="P1">heiress is a certain step to high preferment in the state.”</text:p>
      <text:p text:style-name="P1"><text:soft-page-break/></text:p>
      <text:p text:style-name="P1">The cautious old gentleman knit his brows tenfold closer after this</text:p>
      <text:p text:style-name="P1">explanation, being sorely puzzled by the ratiocination of the</text:p>
      <text:p text:style-name="P1">syllogism, while, methought, the one in pepper-and-salt eyed him with</text:p>
      <text:p text:style-name="P1">something of a triumphant leer. At length he observed that all this was</text:p>
      <text:p text:style-name="P1">very well, but still he thought the story a little on the</text:p>
      <text:p text:style-name="P1">extravagant--there were one or two points on which he had his doubts.</text:p>
      <text:p text:style-name="P1"/>
      <text:p text:style-name="P1">“Faith, sir,” replied the story-teller, “as to that matter, I don’t</text:p>
      <text:p text:style-name="P1">believe one-half of it myself.” <text:s/>D. K.</text:p>
      <text:p text:style-name="P1"/>
      <text:p text:style-name="P1">THE EN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3T20:58:02.196936800</dc:date>
    <meta:editing-duration>PT2M56S</meta:editing-duration>
    <meta:editing-cycles>1</meta:editing-cycles>
    <meta:document-statistic meta:table-count="0" meta:image-count="0" meta:object-count="0" meta:page-count="21" meta:paragraph-count="1036" meta:word-count="12235" meta:character-count="68633" meta:non-whitespace-character-count="57374"/>
    <meta:generator>LibreOffice/7.3.7.2$Linux_X86_64 LibreOffice_project/30$Build-2</meta:generator>
  </office:meta>
</office:document-meta>
</file>